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35000002014AA292AE2CC1FE7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Calibri2" svg:font-family="Calibri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7.2556in" fo:margin-left="-0.0854in" table:align="left"/>
    </style:style>
    <style:style style:name="Tabla2.A" style:family="table-column">
      <style:table-column-properties style:column-width="1.5382in"/>
    </style:style>
    <style:style style:name="Tabla2.B" style:family="table-column">
      <style:table-column-properties style:column-width="2.8688in"/>
    </style:style>
    <style:style style:name="Tabla2.C" style:family="table-column">
      <style:table-column-properties style:column-width="2.8486in"/>
    </style:style>
    <style:style style:name="Tabla2.A1" style:family="table-cell">
      <style:table-cell-properties fo:background-color="#eeece1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a2.A2" style:family="table-cell">
      <style:table-cell-properties fo:background-color="#ffffff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a2.A3" style:family="table-cell">
      <style:table-cell-properties fo:background-color="#ffffff" fo:padding-left="0.0681in" fo:padding-right="0.075in" fo:padding-top="0in" fo:padding-bottom="0in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reas" style:family="table">
      <style:table-properties style:width="6.9236in" table:align="left"/>
    </style:style>
    <style:style style:name="tareas.A" style:family="table-column">
      <style:table-column-properties style:column-width="1.8125in"/>
    </style:style>
    <style:style style:name="tareas.B" style:family="table-column">
      <style:table-column-properties style:column-width="2.8042in"/>
    </style:style>
    <style:style style:name="tareas.C" style:family="table-column">
      <style:table-column-properties style:column-width="2.3069in"/>
    </style:style>
    <style:style style:name="tareas.A1" style:family="table-cell">
      <style:table-cell-properties style:vertical-align="middle" fo:padding="0in" fo:border="none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vertical-align="middle" fo:padding="0in" fo:border="none" style:writing-mode="page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1" fo:font-size="11pt" officeooo:paragraph-rsid="002f8eba" style:font-size-asian="11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1" fo:font-size="11pt" officeooo:rsid="0047f1f2" officeooo:paragraph-rsid="002f8eba" style:font-size-asian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1" fo:font-size="11pt" style:font-size-asian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1" fo:font-size="11pt" fo:font-weight="bold" style:font-size-asian="11pt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1" fo:font-size="11pt" fo:font-weight="bold" officeooo:rsid="003590ca" officeooo:paragraph-rsid="003590ca" style:font-name-asian="Calibri1" style:font-size-asian="11pt" style:font-weight-asian="bold" style:font-name-complex="Calibri1" style:font-weight-complex="bold"/>
    </style:style>
    <style:style style:name="P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1" fo:font-size="11pt" officeooo:rsid="002f223a" officeooo:paragraph-rsid="002f223a" style:font-name-asian="Calibri1" style:font-size-asian="11pt" style:font-name-complex="Calibri1"/>
    </style:style>
    <style:style style:name="P9" style:family="paragraph" style:parent-style-name="Standard">
      <style:paragraph-properties fo:line-height="115%" fo:text-align="justify" style:justify-single-word="false"/>
      <style:text-properties style:font-name="Calibri1" fo:font-size="11pt" fo:font-weight="normal" officeooo:rsid="00629813" officeooo:paragraph-rsid="003ae86c" style:font-size-asian="11pt" style:font-weight-asian="normal" style:font-weight-complex="normal"/>
    </style:style>
    <style:style style:name="P1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fo:background-color="#ffffff" style:font-name-asian="Calibri1" style:font-size-asian="11pt" style:font-weight-asian="bold" style:font-name-complex="Calibri1" style:font-size-complex="10pt" style:font-weight-complex="bold"/>
    </style:style>
    <style:style style:name="P1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268521" officeooo:paragraph-rsid="00268521" fo:background-color="#ffffff" style:font-name-asian="Calibri1" style:font-size-asian="11pt" style:font-weight-asian="bold" style:font-name-complex="Calibri1" style:font-size-complex="10pt" style:font-weight-complex="bold"/>
    </style:style>
    <style:style style:name="P1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2a64d6" officeooo:paragraph-rsid="002a64d6" fo:background-color="#ffffff" style:font-name-asian="Calibri1" style:font-size-asian="11pt" style:font-weight-asian="bold" style:font-name-complex="Calibri1" style:font-weight-complex="bold"/>
    </style:style>
    <style:style style:name="P1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2a64d6" officeooo:paragraph-rsid="002bf505" fo:background-color="#ffffff" style:font-name-asian="Calibri1" style:font-size-asian="11pt" style:font-weight-asian="bold" style:font-name-complex="Calibri1" style:font-weight-complex="bold"/>
    </style:style>
    <style:style style:name="P1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2ed6a1" officeooo:paragraph-rsid="002ed6a1" fo:background-color="#ffffff" style:font-name-asian="Calibri1" style:font-size-asian="11pt" style:font-weight-asian="bold" style:font-name-complex="Calibri1" style:font-weight-complex="bold"/>
    </style:style>
    <style:style style:name="P1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2f223a" officeooo:paragraph-rsid="00347d9b" fo:background-color="#ffffff" style:font-name-asian="Calibri1" style:font-size-asian="11pt" style:font-weight-asian="bold" style:font-name-complex="Calibri1" style:font-weight-complex="bold"/>
    </style:style>
    <style:style style:name="P1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47d9b" officeooo:paragraph-rsid="00347d9b" fo:background-color="#ffffff" style:font-name-asian="Calibri1" style:font-size-asian="11pt" style:font-weight-asian="bold" style:font-name-complex="Calibri1" style:font-weight-complex="bold"/>
    </style:style>
    <style:style style:name="P1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590ca" officeooo:paragraph-rsid="003590ca" fo:background-color="#ffffff" style:font-name-asian="Calibri1" style:font-size-asian="11pt" style:font-weight-asian="bold" style:font-name-complex="Calibri1" style:font-weight-complex="bold"/>
    </style:style>
    <style:style style:name="P18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style:font-name-asian="Calibri1" style:font-size-asian="11pt" style:font-weight-asian="bold" style:font-name-complex="Calibri1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24b01f" officeooo:paragraph-rsid="0024b01f" style:font-name-asian="Calibri1" style:font-size-asian="11pt" style:font-weight-asian="bold" style:font-name-complex="Calibri1" style:font-weight-complex="bold"/>
    </style:style>
    <style:style style:name="P2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294d92" officeooo:paragraph-rsid="00294d92" style:font-name-asian="Calibri1" style:font-size-asian="11pt" style:font-weight-asian="bold" style:font-name-complex="Calibri1" style:font-weight-complex="bold"/>
    </style:style>
    <style:style style:name="P21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5923f4" officeooo:paragraph-rsid="005923f4" style:font-name-asian="Calibri1" style:font-size-asian="11pt" style:font-weight-asian="bold" style:font-name-complex="Calibri1" style:font-weight-complex="bold"/>
    </style:style>
    <style:style style:name="P2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266db1" officeooo:paragraph-rsid="0028050c" style:font-name-asian="Calibri1" style:font-size-asian="11pt" style:font-weight-asian="bold" style:font-name-complex="Calibri1" style:font-size-complex="10pt" style:font-weight-complex="bold"/>
    </style:style>
    <style:style style:name="P2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267ef0" officeooo:paragraph-rsid="00268521" style:font-name-asian="Calibri1" style:font-size-asian="11pt" style:font-weight-asian="bold" style:font-name-complex="Calibri1" style:font-size-complex="10pt" style:font-weight-complex="bold"/>
    </style:style>
    <style:style style:name="P2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paragraph-rsid="00268521" style:font-name-asian="Calibri1" style:font-size-asian="11pt" style:font-weight-asian="bold" style:font-name-complex="Calibri1" style:font-size-complex="10pt" style:font-weight-complex="bold"/>
    </style:style>
    <style:style style:name="P25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background-color="#ffffff" style:font-name-asian="Calibri1" style:font-size-asian="11pt" style:font-name-complex="Calibri1"/>
    </style:style>
    <style:style style:name="P2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2f223a" officeooo:paragraph-rsid="00330881" fo:background-color="#ffffff" style:font-name-asian="Calibri1" style:font-size-asian="11pt" style:font-name-complex="Calibri1"/>
    </style:style>
    <style:style style:name="P2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347d9b" officeooo:paragraph-rsid="00347d9b" fo:background-color="#ffffff" style:font-name-asian="Calibri1" style:font-size-asian="11pt" style:font-name-complex="Calibri1"/>
    </style:style>
    <style:style style:name="P2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paragraph-rsid="0028050c" fo:background-color="#ffffff" style:font-name-asian="Calibri1" style:font-size-asian="11pt" style:font-weight-asian="normal" style:font-name-complex="Calibri1" style:font-size-complex="10pt" style:font-weight-complex="normal"/>
    </style:style>
    <style:style style:name="P2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f223a" officeooo:paragraph-rsid="002f223a" fo:background-color="#ffffff" style:font-name-asian="Calibri1" style:font-size-asian="11pt" style:font-weight-asian="normal" style:font-name-complex="Calibri1" style:font-size-complex="10pt" style:font-weight-complex="normal"/>
    </style:style>
    <style:style style:name="P3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f223a" officeooo:paragraph-rsid="003590ca" fo:background-color="#ffffff" style:font-name-asian="Calibri1" style:font-size-asian="11pt" style:font-weight-asian="normal" style:font-name-complex="Calibri1" style:font-size-complex="10pt" style:font-weight-complex="normal"/>
    </style:style>
    <style:style style:name="P3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f223a" officeooo:paragraph-rsid="0042aca8" fo:background-color="#ffffff" style:font-name-asian="Calibri1" style:font-size-asian="11pt" style:font-weight-asian="normal" style:font-name-complex="Calibri1" style:font-size-complex="10pt" style:font-weight-complex="normal"/>
    </style:style>
    <style:style style:name="P3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590ca" officeooo:paragraph-rsid="003590ca" fo:background-color="#ffffff" style:font-name-asian="Calibri1" style:font-size-asian="11pt" style:font-weight-asian="normal" style:font-name-complex="Calibri1" style:font-size-complex="10pt" style:font-weight-complex="normal"/>
    </style:style>
    <style:style style:name="P3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446185" officeooo:paragraph-rsid="00446185" fo:background-color="#ffffff" style:font-name-asian="Calibri1" style:font-size-asian="11pt" style:font-weight-asian="normal" style:font-name-complex="Calibri1" style:font-size-complex="10pt" style:font-weight-complex="normal"/>
    </style:style>
    <style:style style:name="P3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68521" officeooo:paragraph-rsid="00268521" fo:background-color="#ffffff" style:font-name-asian="Calibri1" style:font-size-asian="11pt" style:font-weight-asian="normal" style:font-name-complex="Calibri1" style:font-size-complex="10pt" style:font-weight-complex="normal"/>
    </style:style>
    <style:style style:name="P3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a64d6" officeooo:paragraph-rsid="002a64d6" fo:background-color="#ffffff" style:font-name-asian="Calibri1" style:font-size-asian="11pt" style:font-weight-asian="normal" style:font-name-complex="Calibri1" style:font-weight-complex="normal"/>
    </style:style>
    <style:style style:name="P3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a64d6" officeooo:paragraph-rsid="002bf505" fo:background-color="#ffffff" style:font-name-asian="Calibri1" style:font-size-asian="11pt" style:font-weight-asian="normal" style:font-name-complex="Calibri1" style:font-weight-complex="normal"/>
    </style:style>
    <style:style style:name="P37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style:font-name-asian="Calibri1" style:font-size-asian="11pt" style:font-weight-asian="normal" style:font-name-complex="Calibri1" style:font-weight-complex="normal"/>
    </style:style>
    <style:style style:name="P3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94d92" officeooo:paragraph-rsid="00294d92" style:font-name-asian="Calibri1" style:font-size-asian="11pt" style:font-weight-asian="normal" style:font-name-complex="Calibri1" style:font-weight-complex="normal"/>
    </style:style>
    <style:style style:name="P3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66db1" officeooo:paragraph-rsid="0028050c" style:font-name-asian="Calibri1" style:font-size-asian="11pt" style:font-weight-asian="normal" style:font-name-complex="Calibri1" style:font-size-complex="10pt" style:font-weight-complex="normal"/>
    </style:style>
    <style:style style:name="P4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67ef0" officeooo:paragraph-rsid="00268521" style:font-name-asian="Calibri1" style:font-size-asian="11pt" style:font-weight-asian="normal" style:font-name-complex="Calibri1" style:font-size-complex="10pt" style:font-weight-complex="normal"/>
    </style:style>
    <style:style style:name="P4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4b01f"/>
    </style:style>
    <style:style style:name="P4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68521"/>
    </style:style>
    <style:style style:name="P4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8050c"/>
    </style:style>
    <style:style style:name="P44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officeooo:paragraph-rsid="002f8eba"/>
    </style:style>
    <style:style style:name="P45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officeooo:paragraph-rsid="004f80cd"/>
    </style:style>
    <style:style style:name="P46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47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48" style:family="paragraph" style:parent-style-name="Encabezado">
      <style:paragraph-properties fo:text-align="end" style:justify-single-word="false"/>
    </style:style>
    <style:style style:name="P49" style:family="paragraph" style:parent-style-name="Standard_20__28_user_29_">
      <style:paragraph-properties fo:text-align="center" style:justify-single-word="false"/>
    </style:style>
    <style:style style:name="P50" style:family="paragraph" style:parent-style-name="Standard_20__28_user_29_">
      <style:paragraph-properties fo:text-align="center" style:justify-single-word="false"/>
      <style:text-properties style:font-name="Calibri1" fo:font-size="14pt" fo:font-weight="bold" style:font-size-asian="14pt" style:font-weight-asian="bold" style:font-weight-complex="bold"/>
    </style:style>
    <style:style style:name="P51" style:family="paragraph" style:parent-style-name="Standard_20__28_user_29_">
      <style:text-properties style:font-name="Calibri1" fo:font-size="11pt" fo:font-weight="bold" style:font-size-asian="11pt" style:font-weight-asian="bold" style:font-weight-complex="bold"/>
    </style:style>
    <style:style style:name="P52" style:family="paragraph" style:parent-style-name="Standard_20__28_user_29_">
      <style:paragraph-properties fo:text-align="justify" style:justify-single-word="false"/>
      <style:text-properties style:font-name="Calibri1" fo:font-size="11pt" fo:font-weight="bold" style:font-size-asian="11pt" style:font-weight-asian="bold" style:font-weight-complex="bold"/>
    </style:style>
    <style:style style:name="P53" style:family="paragraph" style:parent-style-name="Standard_20__28_user_29_">
      <style:paragraph-properties fo:text-align="justify" style:justify-single-word="false"/>
      <style:text-properties style:font-name="Calibri1" fo:font-size="11pt" fo:language="es" fo:country="MX" fo:font-weight="bold" style:font-size-asian="11pt" style:font-weight-asian="bold" style:font-weight-complex="bold"/>
    </style:style>
    <style:style style:name="P54" style:family="paragraph" style:parent-style-name="Standard_20__28_user_29_">
      <style:paragraph-properties fo:line-height="115%" fo:text-align="center" style:justify-single-word="false"/>
      <style:text-properties style:font-name="Calibri1" fo:font-size="11pt" officeooo:paragraph-rsid="001fe849" style:font-size-asian="11pt"/>
    </style:style>
    <style:style style:name="P55" style:family="paragraph" style:parent-style-name="Standard_20__28_user_29_">
      <style:paragraph-properties fo:line-height="115%" fo:text-align="justify" style:justify-single-word="false"/>
      <style:text-properties style:font-name="Calibri1" fo:font-size="11pt" fo:font-weight="normal" officeooo:rsid="00493fde" officeooo:paragraph-rsid="00311afe" style:font-size-asian="11pt" style:font-weight-asian="normal" style:font-weight-complex="normal"/>
    </style:style>
    <style:style style:name="P56" style:family="paragraph" style:parent-style-name="Standard_20__28_user_29_">
      <style:paragraph-properties fo:line-height="115%" fo:text-align="justify" style:justify-single-word="false"/>
      <style:text-properties style:font-name="Calibri1" fo:font-size="11pt" fo:font-weight="normal" officeooo:rsid="00493fde" officeooo:paragraph-rsid="003ae86c" style:font-size-asian="11pt" style:font-weight-asian="normal" style:font-weight-complex="normal"/>
    </style:style>
    <style:style style:name="P57" style:family="paragraph" style:parent-style-name="Standard_20__28_user_29_">
      <style:paragraph-properties fo:line-height="115%" fo:text-align="justify" style:justify-single-word="false"/>
      <style:text-properties style:font-name="Calibri1" fo:font-size="11pt" fo:font-weight="normal" officeooo:rsid="00613e16" officeooo:paragraph-rsid="003ae86c" style:font-size-asian="11pt" style:font-weight-asian="normal" style:font-weight-complex="normal"/>
    </style:style>
    <style:style style:name="P58" style:family="paragraph" style:parent-style-name="Standard_20__28_user_29_">
      <style:paragraph-properties fo:line-height="115%" fo:text-align="justify" style:justify-single-word="false"/>
      <style:text-properties style:font-name="Calibri1" fo:font-size="11pt" fo:font-weight="normal" officeooo:rsid="00629813" officeooo:paragraph-rsid="003ae86c" style:font-size-asian="11pt" style:font-weight-asian="normal" style:font-weight-complex="normal"/>
    </style:style>
    <style:style style:name="P59" style:family="paragraph" style:parent-style-name="Standard_20__28_user_29_">
      <style:text-properties style:font-name="Calibri1" fo:font-weight="bold" style:font-weight-asian="bold" style:font-weight-complex="bold"/>
    </style:style>
    <style:style style:name="P60" style:family="paragraph" style:parent-style-name="Standard_20__28_user_29_">
      <style:paragraph-properties fo:text-align="center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61" style:family="paragraph" style:parent-style-name="Standard_20__28_user_29_">
      <style:paragraph-properties fo:text-align="center" style:justify-single-word="false"/>
      <style:text-properties style:font-name="Calibri1" fo:font-size="10pt" fo:font-weight="bold" officeooo:rsid="0016783d" officeooo:paragraph-rsid="0016783d" style:font-size-asian="10pt" style:font-weight-asian="bold" style:font-size-complex="10pt" style:font-weight-complex="bold"/>
    </style:style>
    <style:style style:name="P62" style:family="paragraph" style:parent-style-name="Standard_20__28_user_29_">
      <style:paragraph-properties fo:text-align="center" style:justify-single-word="false"/>
      <style:text-properties style:font-name="Calibri1" fo:font-size="10pt" fo:font-weight="bold" officeooo:rsid="001caf58" officeooo:paragraph-rsid="001caf58" style:font-size-asian="10pt" style:font-weight-asian="bold" style:font-size-complex="10pt" style:font-weight-complex="bold"/>
    </style:style>
    <style:style style:name="P63" style:family="paragraph" style:parent-style-name="Standard_20__28_user_29_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64" style:family="paragraph" style:parent-style-name="Standard_20__28_user_29_">
      <style:paragraph-properties fo:text-align="center" style:justify-single-word="false"/>
      <style:text-properties style:font-name="Calibri1" fo:font-size="10pt" officeooo:paragraph-rsid="00347d9b" style:font-size-asian="10pt" style:font-size-complex="10pt"/>
    </style:style>
    <style:style style:name="P65" style:family="paragraph" style:parent-style-name="Standard_20__28_user_29_">
      <style:paragraph-properties fo:text-align="center" style:justify-single-word="false"/>
      <style:text-properties style:font-name="Calibri1" fo:font-size="10pt" officeooo:paragraph-rsid="003590ca" style:font-size-asian="10pt" style:font-size-complex="10pt"/>
    </style:style>
    <style:style style:name="P66" style:family="paragraph" style:parent-style-name="Standard_20__28_user_29_">
      <style:paragraph-properties fo:text-align="center" style:justify-single-word="false"/>
      <style:text-properties style:font-name="Calibri1" fo:font-size="10pt" officeooo:rsid="0016783d" officeooo:paragraph-rsid="0016783d" style:font-size-asian="10pt" style:font-size-complex="10pt"/>
    </style:style>
    <style:style style:name="P67" style:family="paragraph" style:parent-style-name="Standard_20__28_user_29_">
      <style:paragraph-properties fo:text-align="center" style:justify-single-word="false"/>
      <style:text-properties style:font-name="Calibri1" fo:font-size="10pt" officeooo:rsid="00330881" officeooo:paragraph-rsid="00330881" style:font-size-asian="10pt" style:font-size-complex="10pt"/>
    </style:style>
    <style:style style:name="P68" style:family="paragraph" style:parent-style-name="Standard_20__28_user_29_">
      <style:paragraph-properties fo:text-align="center" style:justify-single-word="false"/>
      <style:text-properties style:font-name="Calibri1" fo:font-size="10pt" officeooo:rsid="00347d9b" officeooo:paragraph-rsid="00347d9b" style:font-size-asian="10pt" style:font-size-complex="10pt"/>
    </style:style>
    <style:style style:name="P69" style:family="paragraph" style:parent-style-name="Standard_20__28_user_29_">
      <style:paragraph-properties fo:text-align="center" style:justify-single-word="false"/>
      <style:text-properties style:font-name="Calibri1" fo:font-size="12pt" fo:font-weight="bold" officeooo:rsid="00330881" officeooo:paragraph-rsid="00330881" style:font-size-asian="12pt" style:font-weight-asian="bold" style:font-size-complex="12pt" style:font-weight-complex="bold"/>
    </style:style>
    <style:style style:name="P70" style:family="paragraph" style:parent-style-name="Standard_20__28_user_29_">
      <style:paragraph-properties fo:text-align="center" style:justify-single-word="false"/>
      <style:text-properties style:font-name="Calibri1" fo:font-size="12pt" fo:font-weight="bold" officeooo:rsid="00347d9b" officeooo:paragraph-rsid="00347d9b" style:font-size-asian="12pt" style:font-weight-asian="bold" style:font-size-complex="12pt" style:font-weight-complex="bold"/>
    </style:style>
    <style:style style:name="P71" style:family="paragraph" style:parent-style-name="Standard_20__28_user_29_">
      <style:paragraph-properties fo:text-align="center" style:justify-single-word="false"/>
      <style:text-properties style:font-name="Calibri1" fo:font-size="12pt" fo:font-weight="bold" officeooo:rsid="00347d9b" officeooo:paragraph-rsid="00330881" style:font-size-asian="12pt" style:font-weight-asian="bold" style:font-size-complex="12pt" style:font-weight-complex="bold"/>
    </style:style>
    <style:style style:name="P72" style:family="paragraph" style:parent-style-name="Standard_20__28_user_29_">
      <style:paragraph-properties fo:text-align="justify" style:justify-single-word="false"/>
    </style:style>
    <style:style style:name="P73" style:family="paragraph" style:parent-style-name="Standard_20__28_user_29_">
      <style:paragraph-properties fo:text-align="center" style:justify-single-word="false"/>
      <style:text-properties fo:color="#1c1c1c" style:font-name="Calibri1" fo:font-size="10pt" style:font-size-asian="10pt" style:font-size-complex="10pt"/>
    </style:style>
    <style:style style:name="P74" style:family="paragraph" style:parent-style-name="Standard_20__28_user_29_">
      <style:paragraph-properties fo:text-align="center" style:justify-single-word="false"/>
      <style:text-properties fo:color="#1c1c1c" style:font-name="Calibri1" fo:font-size="10pt" officeooo:rsid="0024b01f" officeooo:paragraph-rsid="0024b01f" style:font-size-asian="10pt" style:font-size-complex="10pt"/>
    </style:style>
    <style:style style:name="P75" style:family="paragraph" style:parent-style-name="Standard_20__28_user_29_">
      <style:paragraph-properties fo:text-align="center" style:justify-single-word="false"/>
      <style:text-properties fo:color="#1c1c1c" style:font-name="Calibri1" fo:font-size="10pt" officeooo:rsid="00311afe" officeooo:paragraph-rsid="00311afe" style:font-size-asian="10pt" style:font-size-complex="10pt"/>
    </style:style>
    <style:style style:name="P76" style:family="paragraph" style:parent-style-name="Standard_20__28_user_29_">
      <style:paragraph-properties fo:text-align="center" style:justify-single-word="false"/>
      <style:text-properties fo:color="#1c1c1c" style:font-name="Calibri1" fo:font-size="12pt" fo:font-weight="bold" officeooo:rsid="0024b01f" officeooo:paragraph-rsid="0024b01f" style:font-size-asian="12pt" style:font-weight-asian="bold" style:font-size-complex="12pt" style:font-weight-complex="bold"/>
    </style:style>
    <style:style style:name="P77" style:family="paragraph" style:parent-style-name="Standard_20__28_user_29_">
      <style:paragraph-properties fo:text-align="center" style:justify-single-word="false"/>
      <style:text-properties fo:color="#1c1c1c" style:font-name="Calibri1" fo:font-size="12pt" fo:font-weight="bold" officeooo:rsid="00311afe" officeooo:paragraph-rsid="00311afe" style:font-size-asian="12pt" style:font-weight-asian="bold" style:font-size-complex="12pt" style:font-weight-complex="bold"/>
    </style:style>
    <style:style style:name="P78" style:family="paragraph" style:parent-style-name="Standard_20__28_user_29_">
      <style:paragraph-properties fo:text-align="center" style:justify-single-word="false" fo:orphans="0" fo:widows="0"/>
      <style:text-properties fo:color="#1c1c1c" style:font-name="Calibri" fo:font-size="11pt" officeooo:paragraph-rsid="005923f4" style:font-size-asian="11pt" style:font-size-complex="11pt"/>
    </style:style>
    <style:style style:name="P79" style:family="paragraph" style:parent-style-name="Standard_20__28_user_29_">
      <style:paragraph-properties fo:text-align="center" style:justify-single-word="false" fo:orphans="0" fo:widows="0"/>
      <style:text-properties fo:color="#1c1c1c" style:font-name="Calibri" fo:font-size="11pt" officeooo:paragraph-rsid="005a0caa" style:font-size-asian="11pt" style:font-size-complex="11pt"/>
    </style:style>
    <style:style style:name="P80" style:family="paragraph" style:parent-style-name="Standard_20__28_user_29_">
      <style:paragraph-properties fo:line-height="115%" fo:text-align="center" style:justify-single-word="false"/>
      <style:text-properties fo:color="#000000" style:font-name="Calibri1" fo:font-size="11pt" fo:font-weight="bold" officeooo:rsid="001effe8" officeooo:paragraph-rsid="001fd34f" fo:background-color="#ffffff" style:font-name-asian="Calibri1" style:font-size-asian="11pt" style:font-weight-asian="bold" style:font-name-complex="Calibri1"/>
    </style:style>
    <style:style style:name="P81" style:family="paragraph" style:parent-style-name="Standard_20__28_user_29_">
      <style:paragraph-properties fo:line-height="115%" fo:text-align="center" style:justify-single-word="false"/>
      <style:text-properties officeooo:paragraph-rsid="001fe849"/>
    </style:style>
    <style:style style:name="P82" style:family="paragraph" style:parent-style-name="Standard_20__28_user_29_">
      <style:paragraph-properties fo:line-height="115%" fo:text-align="justify" style:justify-single-word="false"/>
      <style:text-properties officeooo:paragraph-rsid="00311afe"/>
    </style:style>
    <style:style style:name="P83" style:family="paragraph" style:parent-style-name="Standard_20__28_user_29_">
      <style:paragraph-properties fo:line-height="115%" fo:text-align="justify" style:justify-single-word="false"/>
      <style:text-properties officeooo:paragraph-rsid="003ae86c"/>
    </style:style>
    <style:style style:name="P84" style:family="paragraph" style:parent-style-name="Standard_20__28_user_29_">
      <style:paragraph-properties fo:text-align="center" style:justify-single-word="false" fo:orphans="0" fo:widows="0"/>
      <style:text-properties style:font-name="Calibri" fo:font-size="11pt" officeooo:paragraph-rsid="005a0caa" style:font-size-asian="11pt" style:font-size-complex="11pt"/>
    </style:style>
    <style:style style:name="P85" style:family="paragraph" style:parent-style-name="Standard_20__28_user_29_">
      <style:paragraph-properties fo:text-align="center" style:justify-single-word="false" fo:orphans="0" fo:widows="0"/>
      <style:text-properties style:font-name="Calibri" fo:font-size="11pt" officeooo:paragraph-rsid="005ba692" style:font-size-asian="11pt" style:font-size-complex="11pt"/>
    </style:style>
    <style:style style:name="P86" style:family="paragraph" style:parent-style-name="Standard_20__28_user_29_">
      <style:paragraph-properties fo:text-align="center" style:justify-single-word="false" fo:orphans="0" fo:widows="0"/>
      <style:text-properties style:font-name="Calibri" fo:font-size="11pt" officeooo:paragraph-rsid="005d3c75" style:font-size-asian="11pt" style:font-size-complex="11pt"/>
    </style:style>
    <style:style style:name="P87" style:family="paragraph" style:parent-style-name="Standard_20__28_user_29_">
      <style:paragraph-properties fo:text-align="center" style:justify-single-word="false" fo:orphans="0" fo:widows="0"/>
      <style:text-properties style:font-name="Calibri" fo:font-size="10.5pt" officeooo:paragraph-rsid="005ba692" style:font-size-asian="10.5pt" style:font-size-complex="10.5pt"/>
    </style:style>
    <style:style style:name="P88" style:family="paragraph" style:parent-style-name="Standard">
      <style:paragraph-properties fo:margin-left="0in" fo:margin-right="0in" fo:margin-top="0in" fo:margin-bottom="0.0835in" loext:contextual-spacing="false" fo:text-align="justify" style:justify-single-word="false" fo:text-indent="0.25in" style:auto-text-indent="false"/>
      <style:text-properties style:font-name="Calibri1" fo:font-size="11pt" fo:font-weight="bold" style:font-size-asian="11pt" style:font-weight-asian="bold" style:font-weight-complex="bold"/>
    </style:style>
    <style:style style:name="P89" style:family="paragraph" style:parent-style-name="Standard_20__28_user_29_">
      <style:paragraph-properties fo:margin-top="0in" fo:margin-bottom="0.0835in" loext:contextual-spacing="false" fo:text-align="justify" style:justify-single-word="false"/>
      <style:text-properties officeooo:paragraph-rsid="003c11cb"/>
    </style:style>
    <style:style style:name="P90" style:family="paragraph" style:parent-style-name="Standard">
      <style:paragraph-properties fo:margin-top="0in" fo:margin-bottom="0.0835in" loext:contextual-spacing="false" fo:text-align="justify" style:justify-single-word="false"/>
      <style:text-properties style:font-name="Calibri1" fo:font-size="11pt" fo:font-weight="bold" style:font-name-asian="Calibri1" style:font-size-asian="11pt" style:font-weight-asian="bold" style:font-name-complex="Calibri1" style:font-weight-complex="bold"/>
    </style:style>
    <style:style style:name="P91" style:family="paragraph" style:parent-style-name="Standard">
      <style:paragraph-properties fo:margin-top="0in" fo:margin-bottom="0.0835in" loext:contextual-spacing="false" fo:text-align="justify" style:justify-single-word="false"/>
    </style:style>
    <style:style style:name="P92" style:family="paragraph" style:parent-style-name="Standard_20__28_user_29_">
      <style:paragraph-properties fo:margin-top="0in" fo:margin-bottom="0.0835in" loext:contextual-spacing="false" fo:break-before="page"/>
      <style:text-properties style:font-name="Calibri1" fo:font-size="11pt" fo:font-weight="bold" style:font-size-asian="11pt" style:font-weight-asian="bold" style:font-weight-complex="bold"/>
    </style:style>
    <style:style style:name="P93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74d26" officeooo:paragraph-rsid="00374d26" fo:background-color="#ffffff" style:font-name-asian="Calibri1" style:font-size-asian="11pt" style:font-weight-asian="bold" style:font-name-complex="Calibri1" style:font-weight-complex="bold"/>
    </style:style>
    <style:style style:name="P94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66db1" officeooo:paragraph-rsid="00268521" fo:background-color="#ffffff" style:font-name-asian="Calibri1" style:font-size-asian="11pt" style:font-weight-asian="normal" style:font-name-complex="Calibri1" style:font-size-complex="10pt" style:font-weight-complex="normal"/>
    </style:style>
    <style:style style:name="P95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66db1" officeooo:paragraph-rsid="00294d92" fo:background-color="#ffffff" style:font-name-asian="Calibri1" style:font-size-asian="11pt" style:font-weight-asian="normal" style:font-name-complex="Calibri1" style:font-size-complex="10pt" style:font-weight-complex="normal"/>
    </style:style>
    <style:style style:name="P96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66db1" officeooo:paragraph-rsid="002a64d6" fo:background-color="#ffffff" style:font-name-asian="Calibri1" style:font-size-asian="11pt" style:font-weight-asian="normal" style:font-name-complex="Calibri1" style:font-size-complex="10pt" style:font-weight-complex="normal"/>
    </style:style>
    <style:style style:name="P97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66db1" officeooo:paragraph-rsid="002bf505" fo:background-color="#ffffff" style:font-name-asian="Calibri1" style:font-size-asian="11pt" style:font-weight-asian="normal" style:font-name-complex="Calibri1" style:font-size-complex="10pt" style:font-weight-complex="normal"/>
    </style:style>
    <style:style style:name="P98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language="es" fo:country="CR" fo:font-weight="bold" officeooo:rsid="003590ca" officeooo:paragraph-rsid="003590ca" fo:background-color="#ffffff" style:font-name-asian="Calibri1" style:font-size-asian="11pt" style:font-weight-asian="bold" style:font-name-complex="Calibri1" style:font-weight-complex="bold"/>
    </style:style>
    <style:style style:name="P99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officeooo:paragraph-rsid="00204390"/>
    </style:style>
    <style:style style:name="P100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officeooo:paragraph-rsid="0020bc6e"/>
    </style:style>
    <style:style style:name="P101" style:family="paragraph" style:parent-style-name="Standard_20__28_user_29_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Calibri1" fo:font-size="13pt" fo:font-weight="bold" officeooo:rsid="005923f4" officeooo:paragraph-rsid="005923f4" style:font-size-asian="13pt" style:font-weight-asian="bold" style:font-size-complex="13pt" style:font-weight-complex="bold"/>
    </style:style>
    <style:style style:name="P102" style:family="paragraph" style:parent-style-name="Standard_20__28_user_29_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Calibri1" fo:font-size="13pt" fo:font-weight="bold" officeooo:rsid="007c02d5" officeooo:paragraph-rsid="005923f4" style:font-size-asian="13pt" style:font-weight-asian="bold" style:font-size-complex="13pt" style:font-weight-complex="bold"/>
    </style:style>
    <style:style style:name="P103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2" fo:font-size="11pt" fo:font-weight="normal" officeooo:rsid="00529939" officeooo:paragraph-rsid="0028050c" fo:background-color="transparent" style:font-name-asian="Calibri2" style:font-size-asian="11pt" style:font-weight-asian="normal" style:font-name-complex="Calibri2" style:font-size-complex="10pt" style:font-weight-complex="normal"/>
    </style:style>
    <style:style style:name="P104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2" fo:font-size="11pt" fo:font-weight="normal" officeooo:rsid="004c559a" officeooo:paragraph-rsid="0028050c" fo:background-color="transparent" style:font-name-asian="Calibri2" style:font-size-asian="11pt" style:font-weight-asian="normal" style:font-name-complex="Calibri2" style:font-size-complex="10pt" style:font-weight-complex="normal"/>
    </style:style>
    <style:style style:name="P105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2" fo:font-size="11pt" fo:font-weight="normal" officeooo:rsid="009626cb" officeooo:paragraph-rsid="0042aca8" fo:background-color="transparent" style:font-name-asian="Calibri2" style:font-size-asian="11pt" style:font-weight-asian="normal" style:font-name-complex="Calibri2" style:font-size-complex="10pt" style:font-weight-complex="normal"/>
    </style:style>
    <style:style style:name="P10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2" fo:font-size="11pt" fo:font-weight="normal" officeooo:rsid="009626cb" officeooo:paragraph-rsid="003c11cb" fo:background-color="transparent" style:font-name-asian="Calibri2" style:font-weight-asian="normal" style:font-name-complex="Calibri2" style:font-weight-complex="normal"/>
    </style:style>
    <style:style style:name="P10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2" fo:font-size="11pt" fo:font-weight="normal" officeooo:rsid="009626cb" officeooo:paragraph-rsid="003d8c23" fo:background-color="transparent" style:font-name-asian="Calibri2" style:font-weight-asian="normal" style:font-name-complex="Calibri2" style:font-weight-complex="normal"/>
    </style:style>
    <style:style style:name="P10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2" fo:font-size="11pt" fo:font-weight="normal" officeooo:rsid="009626cb" officeooo:paragraph-rsid="0040a09d" fo:background-color="transparent" style:font-name-asian="Calibri2" style:font-weight-asian="normal" style:font-name-complex="Calibri2" style:font-weight-complex="normal"/>
    </style:style>
    <style:style style:name="P10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2" fo:font-size="11pt" fo:font-weight="normal" officeooo:rsid="009626cb" officeooo:paragraph-rsid="004105ca" fo:background-color="transparent" style:font-name-asian="Calibri2" style:font-weight-asian="normal" style:font-name-complex="Calibri2" style:font-weight-complex="normal"/>
    </style:style>
    <style:style style:name="P11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2" fo:font-size="11pt" fo:font-weight="normal" officeooo:rsid="009626cb" officeooo:paragraph-rsid="004284ce" fo:background-color="transparent" style:font-name-asian="Calibri2" style:font-weight-asian="normal" style:font-name-complex="Calibri2" style:font-weight-complex="normal"/>
    </style:style>
    <style:style style:name="P11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2" fo:font-size="11pt" fo:font-weight="normal" officeooo:rsid="009626cb" officeooo:paragraph-rsid="0042aca8" fo:background-color="transparent" style:font-name-asian="Calibri2" style:font-weight-asian="normal" style:font-name-complex="Calibri2" style:font-weight-complex="normal"/>
    </style:style>
    <style:style style:name="P11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2" fo:font-size="11pt" fo:font-weight="normal" officeooo:rsid="009626cb" officeooo:paragraph-rsid="00446185" fo:background-color="transparent" style:font-name-asian="Calibri2" style:font-weight-asian="normal" style:font-name-complex="Calibri2" style:font-weight-complex="normal"/>
    </style:style>
    <style:style style:name="P11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2" fo:font-size="11pt" fo:font-weight="normal" officeooo:rsid="009626cb" officeooo:paragraph-rsid="004f117c" fo:background-color="transparent" style:font-name-asian="Calibri2" style:font-weight-asian="normal" style:font-name-complex="Calibri2" style:font-weight-complex="normal"/>
    </style:style>
    <style:style style:name="P11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2" fo:font-size="11pt" fo:font-weight="normal" officeooo:rsid="00446185" officeooo:paragraph-rsid="00446185" fo:background-color="transparent" style:font-name-asian="Calibri2" style:font-weight-asian="normal" style:font-name-complex="Calibri2" style:font-weight-complex="normal"/>
    </style:style>
    <style:style style:name="P11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2" fo:font-size="11pt" fo:font-weight="normal" officeooo:rsid="009626cb" officeooo:paragraph-rsid="003d8c23" fo:background-color="transparent" style:font-name-asian="Calibri2" style:font-size-asian="10pt" style:font-weight-asian="normal" style:font-name-complex="Calibri2" style:font-size-complex="10pt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6797dd" officeooo:paragraph-rsid="00311afe" style:font-name-asian="Times New Roman" style:font-size-asian="11pt" style:font-weight-asian="bold" style:font-name-complex="Times New Roman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6797dd" officeooo:paragraph-rsid="003ae86c" style:font-name-asian="Times New Roman" style:font-size-asian="11pt" style:font-weight-asian="bold" style:font-name-complex="Times New Roman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6a6a8e" officeooo:paragraph-rsid="00311afe" style:font-name-asian="Times New Roman" style:font-size-asian="11pt" style:font-weight-asian="bold" style:font-name-complex="Times New Roman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6a6a8e" officeooo:paragraph-rsid="003ae86c" style:font-name-asian="Times New Roman" style:font-size-asian="11pt" style:font-weight-asian="bold" style:font-name-complex="Times New Roman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font-name="Calibri1" fo:font-size="11pt" officeooo:rsid="007e13d4" officeooo:paragraph-rsid="003ae86c" style:font-name-asian="Times New Roman" style:font-size-asian="11pt" style:font-name-complex="Times New Roman"/>
    </style:style>
    <style:style style:name="P121" style:family="paragraph" style:parent-style-name="Table_20_Contents">
      <style:paragraph-properties fo:text-align="center" style:justify-single-word="false"/>
      <style:text-properties style:font-name="Calibri1" fo:font-size="11pt" officeooo:rsid="006a6a8e" officeooo:paragraph-rsid="00311afe" style:font-name-asian="Times New Roman" style:font-size-asian="11pt" style:font-name-complex="Times New Roman"/>
    </style:style>
    <style:style style:name="P122" style:family="paragraph" style:parent-style-name="Table_20_Contents">
      <style:paragraph-properties fo:text-align="justify" style:justify-single-word="false"/>
      <style:text-properties style:font-name="Calibri1" fo:font-size="11pt" officeooo:rsid="006dcdf4" officeooo:paragraph-rsid="00311afe" style:font-name-asian="Times New Roman" style:font-size-asian="11pt" style:font-name-complex="Times New Roman"/>
    </style:style>
    <style:style style:name="P123" style:family="paragraph" style:parent-style-name="Table_20_Contents">
      <style:paragraph-properties fo:text-align="center" style:justify-single-word="false"/>
      <style:text-properties style:font-name="Calibri1" fo:font-size="11pt" officeooo:rsid="006982a2" officeooo:paragraph-rsid="00311afe" style:font-name-asian="Times New Roman" style:font-size-asian="11pt" style:font-name-complex="Times New Roman"/>
    </style:style>
    <style:style style:name="P124" style:family="paragraph" style:parent-style-name="Table_20_Contents">
      <style:paragraph-properties fo:text-align="center" style:justify-single-word="false"/>
      <style:text-properties style:font-name="Calibri1" fo:font-size="11pt" officeooo:rsid="006982a2" officeooo:paragraph-rsid="003ae86c" style:font-name-asian="Times New Roman" style:font-size-asian="11pt" style:font-name-complex="Times New Roman"/>
    </style:style>
    <style:style style:name="P125" style:family="paragraph" style:parent-style-name="Table_20_Contents">
      <style:paragraph-properties fo:text-align="justify" style:justify-single-word="false"/>
      <style:text-properties style:font-name="Calibri1" fo:font-size="11pt" officeooo:rsid="006982a2" officeooo:paragraph-rsid="00311afe" style:font-name-asian="Times New Roman" style:font-size-asian="11pt" style:font-name-complex="Times New Roman"/>
    </style:style>
    <style:style style:name="P126" style:family="paragraph" style:parent-style-name="Table_20_Contents">
      <style:paragraph-properties fo:text-align="justify" style:justify-single-word="false"/>
      <style:text-properties style:font-name="Calibri1" fo:font-size="11pt" officeooo:rsid="006982a2" officeooo:paragraph-rsid="003ae86c" style:font-name-asian="Times New Roman" style:font-size-asian="11pt" style:font-name-complex="Times New Roman"/>
    </style:style>
    <style:style style:name="P127" style:family="paragraph" style:parent-style-name="Table_20_Contents">
      <style:paragraph-properties fo:text-align="justify" style:justify-single-word="false"/>
      <style:text-properties officeooo:paragraph-rsid="00311afe"/>
    </style:style>
    <style:style style:name="P128" style:family="paragraph" style:parent-style-name="Standard">
      <style:paragraph-properties fo:text-align="justify" style:justify-single-word="false" fo:break-before="page">
        <style:tab-stops>
          <style:tab-stop style:position="3in"/>
          <style:tab-stop style:position="6in"/>
        </style:tab-stops>
      </style:paragraph-properties>
      <style:text-properties style:font-name="Calibri1" fo:font-size="11pt" style:font-size-asian="11pt"/>
    </style:style>
    <style:style style:name="P129" style:family="paragraph" style:parent-style-name="Standard_20__28_user_29_" style:master-page-name="MP0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style:page-number="auto" fo:break-before="page"/>
      <style:text-properties style:font-name="Calibri1" fo:font-size="13pt" fo:font-weight="bold" officeooo:rsid="005923f4" officeooo:paragraph-rsid="005923f4" style:font-size-asian="13pt" style:font-weight-asian="bold" style:font-size-complex="13pt" style:font-weight-complex="bold"/>
    </style:style>
    <style:style style:name="P130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paragraph-rsid="0023e7ca" fo:background-color="#ffffff" style:font-name-asian="Calibri1" style:font-size-asian="11pt" style:font-name-complex="Calibri1"/>
    </style:style>
    <style:style style:name="P131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4654ca" officeooo:paragraph-rsid="0023e7ca" fo:background-color="#ffffff" style:font-name-asian="Calibri1" style:font-size-asian="11pt" style:font-name-complex="Calibri1"/>
    </style:style>
    <style:style style:name="P132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2f223a" officeooo:paragraph-rsid="00330881" fo:background-color="#ffffff" style:font-name-asian="Calibri1" style:font-size-asian="11pt" style:font-name-complex="Calibri1"/>
    </style:style>
    <style:style style:name="P133" style:family="paragraph" style:parent-style-name="Standard" style:list-style-name="L2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923f4" officeooo:paragraph-rsid="005923f4" style:font-name-asian="Calibri1" style:font-size-asian="11pt" style:font-weight-asian="normal" style:font-name-complex="Calibri1" style:font-weight-complex="normal"/>
    </style:style>
    <style:style style:name="P134" style:family="paragraph" style:parent-style-name="Standard" style:list-style-name="L3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599d9" officeooo:paragraph-rsid="002599d9" style:font-name-asian="Calibri1" style:font-size-asian="11pt" style:font-weight-asian="normal" style:font-name-complex="Calibri1" style:font-weight-complex="normal"/>
    </style:style>
    <style:style style:name="P135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a64d6" officeooo:paragraph-rsid="002a64d6" style:font-name-asian="Calibri1" style:font-size-asian="11pt" style:font-weight-asian="normal" style:font-name-complex="Calibri1" style:font-weight-complex="normal"/>
    </style:style>
    <style:style style:name="P136" style:family="paragraph" style:parent-style-name="Standard" style:list-style-name="L5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67ef0" officeooo:paragraph-rsid="0028050c" style:font-name-asian="Calibri1" style:font-size-asian="11pt" style:font-weight-asian="normal" style:font-name-complex="Calibri1" style:font-size-complex="10pt" style:font-weight-complex="normal"/>
    </style:style>
    <style:style style:name="P137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67ef0" officeooo:paragraph-rsid="00268521" style:font-name-asian="Calibri1" style:font-size-asian="11pt" style:font-weight-asian="normal" style:font-name-complex="Calibri1" style:font-size-complex="10pt" style:font-weight-complex="normal"/>
    </style:style>
    <style:style style:name="P138" style:family="paragraph" style:parent-style-name="Standard" style:list-style-name="L4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95a6d" officeooo:paragraph-rsid="0028050c" fo:background-color="#ffffff" style:font-name-asian="Calibri1" style:font-size-asian="11pt" style:font-weight-asian="normal" style:font-name-complex="Calibri1" style:font-size-complex="10pt" style:font-weight-complex="normal"/>
    </style:style>
    <style:style style:name="P139" style:family="paragraph" style:parent-style-name="Standard" style:list-style-name="L5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c4a0a" officeooo:paragraph-rsid="0028050c" fo:background-color="#ffffff" style:font-name-asian="Calibri1" style:font-size-asian="11pt" style:font-weight-asian="normal" style:font-name-complex="Calibri1" style:font-size-complex="10pt" style:font-weight-complex="normal"/>
    </style:style>
    <style:style style:name="P140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67ef0" officeooo:paragraph-rsid="00268521" fo:background-color="#ffffff" style:font-name-asian="Calibri1" style:font-size-asian="11pt" style:font-weight-asian="normal" style:font-name-complex="Calibri1" style:font-size-complex="10pt" style:font-weight-complex="normal"/>
    </style:style>
    <style:style style:name="P141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68521" officeooo:paragraph-rsid="00268521" fo:background-color="#ffffff" style:font-name-asian="Calibri1" style:font-size-asian="11pt" style:font-weight-asian="normal" style:font-name-complex="Calibri1" style:font-size-complex="10pt" style:font-weight-complex="normal"/>
    </style:style>
    <style:style style:name="P142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94d92" officeooo:paragraph-rsid="00294d92" fo:background-color="#ffffff" style:font-name-asian="Calibri1" style:font-size-asian="11pt" style:font-weight-asian="normal" style:font-name-complex="Calibri1" style:font-size-complex="10pt" style:font-weight-complex="normal"/>
    </style:style>
    <style:style style:name="P143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bf505" officeooo:paragraph-rsid="002bf505" fo:background-color="#ffffff" style:font-name-asian="Calibri1" style:font-size-asian="11pt" style:font-weight-asian="normal" style:font-name-complex="Calibri1" style:font-weight-complex="normal"/>
    </style:style>
    <style:style style:name="P144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a64d6" officeooo:paragraph-rsid="002bf505" fo:background-color="#ffffff" style:font-name-asian="Calibri1" style:font-size-asian="11pt" style:font-weight-asian="normal" style:font-name-complex="Calibri1" style:font-weight-complex="normal"/>
    </style:style>
    <style:style style:name="P145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f223a" officeooo:paragraph-rsid="00330881" fo:background-color="#ffffff" style:font-name-asian="Calibri1" style:font-size-asian="11pt" style:font-weight-asian="normal" style:font-name-complex="Calibri1" style:font-weight-complex="normal"/>
    </style:style>
    <style:style style:name="P146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f223a" officeooo:paragraph-rsid="00347d9b" fo:background-color="#ffffff" style:font-name-asian="Calibri1" style:font-size-asian="11pt" style:font-weight-asian="normal" style:font-name-complex="Calibri1" style:font-weight-complex="normal"/>
    </style:style>
    <style:style style:name="P147" style:family="paragraph" style:parent-style-name="Standard" style:list-style-name="L13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f223a" officeooo:paragraph-rsid="002f223a" fo:background-color="#ffffff" style:font-name-asian="Calibri1" style:font-size-asian="11pt" style:font-weight-asian="normal" style:font-name-complex="Calibri1" style:font-weight-complex="normal"/>
    </style:style>
    <style:style style:name="P148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446185" officeooo:paragraph-rsid="00446185" fo:background-color="#ffffff" style:font-name-asian="Calibri1" style:font-size-asian="11pt" style:font-weight-asian="normal" style:font-name-complex="Calibri1" style:font-weight-complex="normal"/>
    </style:style>
    <style:style style:name="P149" style:family="paragraph" style:parent-style-name="Standard" style:list-style-name="L13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ed6a1" officeooo:paragraph-rsid="002ed6a1" fo:background-color="#ffffff" style:font-name-asian="Calibri1" style:font-size-asian="11pt" style:font-weight-asian="normal" style:font-name-complex="Calibri1" style:font-weight-complex="normal"/>
    </style:style>
    <style:style style:name="P150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268521" officeooo:paragraph-rsid="00268521" fo:background-color="#ffffff" style:font-name-asian="Calibri1" style:font-size-asian="11pt" style:font-weight-asian="bold" style:font-name-complex="Calibri1" style:font-size-complex="10pt" style:font-weight-complex="bold"/>
    </style:style>
    <style:style style:name="P151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268521" officeooo:paragraph-rsid="00294d92" fo:background-color="#ffffff" style:font-name-asian="Calibri1" style:font-size-asian="11pt" style:font-weight-asian="bold" style:font-name-complex="Calibri1" style:font-size-complex="10pt" style:font-weight-complex="bold"/>
    </style:style>
    <style:style style:name="P152" style:family="paragraph" style:parent-style-name="Standard" style:list-style-name="L8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paragraph-rsid="00268521" style:font-name-asian="Calibri1" style:font-size-asian="11pt" style:font-weight-asian="bold" style:font-name-complex="Calibri1" style:font-size-complex="10pt" style:font-weight-complex="bold"/>
    </style:style>
    <style:style style:name="P153" style:family="paragraph" style:parent-style-name="Standard" style:list-style-name="L8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paragraph-rsid="00294d92" style:font-name-asian="Calibri1" style:font-size-asian="11pt" style:font-weight-asian="bold" style:font-name-complex="Calibri1" style:font-size-complex="10pt" style:font-weight-complex="bold"/>
    </style:style>
    <style:style style:name="P154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1" fo:font-size="11pt" officeooo:paragraph-rsid="0023e7ca" style:font-size-asian="11pt"/>
    </style:style>
    <style:style style:name="P155" style:family="paragraph" style:parent-style-name="Standard" style:list-style-name="L14">
      <style:paragraph-properties>
        <style:tab-stops>
          <style:tab-stop style:position="3in"/>
          <style:tab-stop style:position="6in"/>
        </style:tab-stops>
      </style:paragraph-properties>
      <style:text-properties style:font-name="Calibri1" fo:font-size="11pt" officeooo:rsid="002f223a" officeooo:paragraph-rsid="002f223a" style:font-name-asian="Calibri1" style:font-size-asian="11pt" style:font-name-complex="Calibri1"/>
    </style:style>
    <style:style style:name="P156" style:family="paragraph" style:parent-style-name="Standard" style:list-style-name="L15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language="es" fo:country="CR" officeooo:rsid="002f223a" officeooo:paragraph-rsid="002f223a" fo:background-color="#ffffff" style:font-name-asian="Calibri1" style:font-size-asian="11pt" style:font-name-complex="Calibri1"/>
    </style:style>
    <style:style style:name="P157" style:family="paragraph" style:parent-style-name="Standard" style:list-style-name="L16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2f8eba" officeooo:paragraph-rsid="002f8eba" fo:background-color="#ffffff" style:font-name-asian="Calibri1" style:font-size-asian="11pt" style:font-name-complex="Calibri1"/>
    </style:style>
    <style:style style:name="P158" style:family="paragraph" style:parent-style-name="Standard" style:list-style-name="L17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background-color="#ffffff" style:font-name-asian="Calibri1" style:font-size-asian="11pt" style:font-name-complex="Calibri1"/>
    </style:style>
    <style:style style:name="P159" style:family="paragraph" style:parent-style-name="Standard" style:list-style-name="L17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paragraph-rsid="00374d26" fo:background-color="#ffffff" style:font-name-asian="Calibri1" style:font-size-asian="11pt" style:font-name-complex="Calibri1"/>
    </style:style>
    <style:style style:name="P160" style:family="paragraph">
      <loext:graphic-properties draw:fill="none"/>
    </style:style>
    <style:style style:name="T1" style:family="text"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T2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fo:font-variant="small-caps" style:font-name="Calibri1" fo:font-size="40pt" style:text-underline-style="solid" style:text-underline-width="auto" style:text-underline-color="#0070c0" style:text-underline-mode="continuous" style:text-overline-mode="continuous" style:text-line-through-mode="continuous" style:font-size-asian="40pt" style:font-name-complex="Calibri1" style:font-size-complex="40pt"/>
    </style:style>
    <style:style style:name="T5" style:family="text">
      <style:text-properties fo:color="#000000" style:font-name="Calibri1" fo:font-size="11pt" fo:background-color="#ffffff" loext:char-shading-value="0" style:font-name-asian="Calibri1" style:font-size-asian="11pt" style:font-name-complex="Calibri1"/>
    </style:style>
    <style:style style:name="T6" style:family="text">
      <style:text-properties fo:color="#000000" style:font-name="Calibri1" fo:font-size="11pt" style:font-name-asian="Calibri1" style:font-size-asian="11pt" style:font-name-complex="Calibri1"/>
    </style:style>
    <style:style style:name="T7" style:family="text">
      <style:text-properties fo:color="#000000" style:font-name="Calibri1" fo:font-size="11pt" officeooo:rsid="001fcfd0" style:font-name-asian="Calibri1" style:font-size-asian="11pt" style:font-name-complex="Calibri1"/>
    </style:style>
    <style:style style:name="T8" style:family="text">
      <style:text-properties fo:color="#000000" style:font-name="Calibri1" fo:font-size="11pt" fo:font-weight="bold" officeooo:rsid="00268521" style:font-name-asian="Calibri1" style:font-size-asian="11pt" style:font-weight-asian="bold" style:font-name-complex="Calibri1" style:font-size-complex="10pt" style:font-weight-complex="bold"/>
    </style:style>
    <style:style style:name="T9" style:family="text">
      <style:text-properties fo:color="#000000" style:font-name="Calibri1" fo:font-size="11pt" fo:font-weight="bold" officeooo:rsid="0027990f" fo:background-color="#ffffff" loext:char-shading-value="0" style:font-name-asian="Calibri1" style:font-size-asian="11pt" style:font-weight-asian="bold" style:font-name-complex="Calibri1" style:font-size-complex="10pt" style:font-weight-complex="bold"/>
    </style:style>
    <style:style style:name="T10" style:family="text">
      <style:text-properties fo:color="#000000" style:font-name="Calibri1" fo:font-size="11pt" fo:font-weight="bold" officeooo:rsid="002c4a0a" fo:background-color="#ffffff" loext:char-shading-value="0" style:font-name-asian="Calibri1" style:font-size-asian="11pt" style:font-weight-asian="bold" style:font-name-complex="Calibri1" style:font-size-complex="10pt" style:font-weight-complex="bold"/>
    </style:style>
    <style:style style:name="T11" style:family="text">
      <style:text-properties fo:color="#000000" style:font-name="Calibri1" fo:font-size="11pt" fo:font-weight="normal" officeooo:rsid="0024b01f" style:font-name-asian="Calibri1" style:font-size-asian="11pt" style:font-weight-asian="normal" style:font-name-complex="Calibri1" style:font-size-complex="10pt" style:font-weight-complex="normal"/>
    </style:style>
    <style:style style:name="T12" style:family="text">
      <style:text-properties fo:color="#000000" style:font-name="Calibri1" fo:font-size="11pt" fo:font-weight="normal" officeooo:rsid="002599d9" style:font-name-asian="Calibri1" style:font-size-asian="11pt" style:font-weight-asian="normal" style:font-name-complex="Calibri1" style:font-size-complex="10pt" style:font-weight-complex="normal"/>
    </style:style>
    <style:style style:name="T13" style:family="text">
      <style:text-properties fo:color="#000000" style:font-name="Calibri1" fo:font-size="11pt" fo:font-weight="normal" officeooo:rsid="00268521" style:font-name-asian="Calibri1" style:font-size-asian="11pt" style:font-weight-asian="normal" style:font-name-complex="Calibri1" style:font-size-complex="10pt" style:font-weight-complex="normal"/>
    </style:style>
    <style:style style:name="T14" style:family="text">
      <style:text-properties fo:color="#000000" fo:background-color="#ffffff" loext:char-shading-value="0" style:font-name-asian="Calibri1" style:font-name-complex="Calibri1"/>
    </style:style>
    <style:style style:name="T15" style:family="text">
      <style:text-properties fo:color="#000000" officeooo:rsid="005711bc" fo:background-color="#ffffff" loext:char-shading-value="0" style:font-name-asian="Calibri1" style:font-name-complex="Calibri1"/>
    </style:style>
    <style:style style:name="T16" style:family="text">
      <style:text-properties fo:color="#000000" officeooo:rsid="008792dc" fo:background-color="#ffffff" loext:char-shading-value="0" style:font-name-asian="Calibri1" style:font-name-complex="Calibri1"/>
    </style:style>
    <style:style style:name="T17" style:family="text">
      <style:text-properties style:font-name="Calibri1" fo:font-size="11pt" style:font-size-asian="11pt"/>
    </style:style>
    <style:style style:name="T18" style:family="text">
      <style:text-properties style:font-name="Calibri1" fo:font-size="11pt" officeooo:rsid="001fcfd0" style:font-size-asian="11pt"/>
    </style:style>
    <style:style style:name="T19" style:family="text">
      <style:text-properties style:font-name="Calibri1" fo:font-size="11pt" officeooo:rsid="001fe849" style:font-size-asian="11pt"/>
    </style:style>
    <style:style style:name="T20" style:family="text">
      <style:text-properties style:font-name="Calibri1" fo:font-size="11pt" officeooo:rsid="0085f784" style:font-size-asian="11pt"/>
    </style:style>
    <style:style style:name="T21" style:family="text">
      <style:text-properties style:font-name="Calibri1" fo:font-size="11pt" officeooo:rsid="00859e07" style:font-size-asian="11pt"/>
    </style:style>
    <style:style style:name="T22" style:family="text">
      <style:text-properties style:font-name="Calibri1" fo:font-size="11pt" officeooo:rsid="0047f1f2" style:font-size-asian="11pt"/>
    </style:style>
    <style:style style:name="T23" style:family="text">
      <style:text-properties style:font-name="Calibri1" fo:font-size="11pt" officeooo:rsid="008792dc" style:font-size-asian="11pt"/>
    </style:style>
    <style:style style:name="T24" style:family="text">
      <style:text-properties style:font-name="Calibri1" fo:font-size="11pt" officeooo:rsid="003bd6de" style:font-size-asian="11pt"/>
    </style:style>
    <style:style style:name="T25" style:family="text">
      <style:text-properties style:font-name="Calibri1" fo:font-size="11pt" style:font-size-asian="11pt" style:font-size-complex="11pt"/>
    </style:style>
    <style:style style:name="T26" style:family="text">
      <style:text-properties style:font-name="Calibri1" fo:font-size="11pt" officeooo:rsid="001991dc" style:font-size-asian="11pt" style:font-size-complex="11pt"/>
    </style:style>
    <style:style style:name="T27" style:family="text">
      <style:text-properties style:font-name="Calibri1" fo:font-size="11pt" officeooo:rsid="004f80cd" style:font-size-asian="11pt"/>
    </style:style>
    <style:style style:name="T28" style:family="text">
      <style:text-properties style:font-name="Calibri1" fo:font-size="11pt" officeooo:rsid="0062b15a" style:font-size-asian="11pt"/>
    </style:style>
    <style:style style:name="T29" style:family="text">
      <style:text-properties style:font-name="Calibri1" fo:font-size="11pt" fo:font-weight="bold" style:font-size-asian="11pt" style:font-weight-asian="bold" style:font-weight-complex="bold"/>
    </style:style>
    <style:style style:name="T30" style:family="text">
      <style:text-properties style:font-name="Calibri1" fo:font-size="11pt" fo:font-weight="bold" officeooo:rsid="00493fde" style:font-size-asian="11pt" style:font-weight-asian="bold" style:font-weight-complex="bold"/>
    </style:style>
    <style:style style:name="T31" style:family="text">
      <style:text-properties style:font-name="Calibri1" fo:font-size="11pt" fo:font-weight="bold" style:font-name-asian="Calibri1" style:font-size-asian="11pt" style:font-weight-asian="bold" style:font-name-complex="Calibri1" style:font-weight-complex="bold"/>
    </style:style>
    <style:style style:name="T32" style:family="text">
      <style:text-properties style:font-name="Calibri1" fo:font-size="11pt" fo:font-weight="normal" officeooo:rsid="00493fde" style:font-size-asian="11pt" style:font-weight-asian="normal" style:font-weight-complex="normal"/>
    </style:style>
    <style:style style:name="T33" style:family="text">
      <style:text-properties style:font-name="Calibri1" fo:font-size="11pt" fo:font-weight="normal" officeooo:rsid="006d809d" style:font-size-asian="11pt" style:font-weight-asian="normal" style:font-weight-complex="normal"/>
    </style:style>
    <style:style style:name="T34" style:family="text">
      <style:text-properties style:font-name="Calibri1" fo:font-size="11pt" fo:font-weight="normal" officeooo:rsid="00613e16" style:font-size-asian="11pt" style:font-weight-asian="normal" style:font-weight-complex="normal"/>
    </style:style>
    <style:style style:name="T35" style:family="text">
      <style:text-properties style:font-name="Calibri1" fo:font-size="11pt" fo:font-weight="normal" officeooo:rsid="005e6efb" style:font-size-asian="11pt" style:font-weight-asian="normal" style:font-weight-complex="normal"/>
    </style:style>
    <style:style style:name="T36" style:family="text">
      <style:text-properties style:font-name="Calibri1" fo:font-size="11pt" officeooo:rsid="006dcdf4" style:font-name-asian="Times New Roman" style:font-size-asian="11pt" style:font-name-complex="Times New Roman"/>
    </style:style>
    <style:style style:name="T37" style:family="text">
      <style:text-properties style:font-name="Calibri1" fo:font-size="11pt" officeooo:rsid="006a6a8e" style:font-name-asian="Times New Roman" style:font-size-asian="11pt" style:font-name-complex="Times New Roman"/>
    </style:style>
    <style:style style:name="T38" style:family="text">
      <style:text-properties style:font-name="Calibri1" fo:font-size="11pt" officeooo:rsid="003ae86c" style:font-name-asian="Times New Roman" style:font-size-asian="11pt" style:font-name-complex="Times New Roman"/>
    </style:style>
    <style:style style:name="T39" style:family="text">
      <style:text-properties style:font-name="Calibri1" fo:font-size="11pt" officeooo:rsid="006cfdba" style:font-name-asian="Times New Roman" style:font-size-asian="11pt" style:font-name-complex="Times New Roman"/>
    </style:style>
    <style:style style:name="T40" style:family="text">
      <style:text-properties style:font-name="Calibri1" fo:font-size="11pt" officeooo:rsid="003ba3e6" style:font-name-asian="Times New Roman" style:font-size-asian="11pt" style:font-name-complex="Times New Roman"/>
    </style:style>
    <style:style style:name="T41" style:family="text">
      <style:text-properties officeooo:rsid="001fcfd0"/>
    </style:style>
    <style:style style:name="T42" style:family="text">
      <style:text-properties officeooo:rsid="001fe849"/>
    </style:style>
    <style:style style:name="T43" style:family="text">
      <style:text-properties officeooo:rsid="00204390"/>
    </style:style>
    <style:style style:name="T44" style:family="text">
      <style:text-properties officeooo:rsid="0023e7ca"/>
    </style:style>
    <style:style style:name="T45" style:family="text">
      <style:text-properties officeooo:rsid="008792dc"/>
    </style:style>
    <style:style style:name="T46" style:family="text">
      <style:text-properties officeooo:rsid="00423804"/>
    </style:style>
    <style:style style:name="T47" style:family="text">
      <style:text-properties officeooo:rsid="005caf7b"/>
    </style:style>
    <style:style style:name="T48" style:family="text">
      <style:text-properties officeooo:rsid="006dcdf4"/>
    </style:style>
    <style:style style:name="T49" style:family="text">
      <style:text-properties officeooo:rsid="002483b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268521" style:font-weight-asian="normal" style:font-weight-complex="normal"/>
    </style:style>
    <style:style style:name="T52" style:family="text">
      <style:text-properties fo:font-weight="normal" officeooo:rsid="00294d92" style:font-weight-asian="normal" style:font-weight-complex="normal"/>
    </style:style>
    <style:style style:name="T53" style:family="text">
      <style:text-properties officeooo:rsid="002599d9"/>
    </style:style>
    <style:style style:name="T54" style:family="text">
      <style:text-properties officeooo:rsid="00267ef0"/>
    </style:style>
    <style:style style:name="T55" style:family="text">
      <style:text-properties officeooo:rsid="00268521"/>
    </style:style>
    <style:style style:name="T56" style:family="text">
      <style:text-properties officeooo:rsid="002a8c41"/>
    </style:style>
    <style:style style:name="T57" style:family="text">
      <style:text-properties officeooo:rsid="005d948f"/>
    </style:style>
    <style:style style:name="T58" style:family="text">
      <style:text-properties officeooo:rsid="005aa1b5"/>
    </style:style>
    <style:style style:name="T59" style:family="text">
      <style:text-properties officeooo:rsid="004f7abb"/>
    </style:style>
    <style:style style:name="T60" style:family="text">
      <style:text-properties officeooo:rsid="00294d92"/>
    </style:style>
    <style:style style:name="T61" style:family="text">
      <style:text-properties officeooo:rsid="002a64d6"/>
    </style:style>
    <style:style style:name="T62" style:family="text">
      <style:text-properties officeooo:rsid="002bf505"/>
    </style:style>
    <style:style style:name="T63" style:family="text">
      <style:text-properties officeooo:rsid="002d855b"/>
    </style:style>
    <style:style style:name="T64" style:family="text">
      <style:text-properties officeooo:rsid="002f223a"/>
    </style:style>
    <style:style style:name="T65" style:family="text">
      <style:text-properties officeooo:rsid="0085f784"/>
    </style:style>
    <style:style style:name="T66" style:family="text">
      <style:text-properties officeooo:rsid="0047f1f2"/>
    </style:style>
    <style:style style:name="T67" style:family="text">
      <style:text-properties officeooo:rsid="006d5a06"/>
    </style:style>
    <style:style style:name="T68" style:family="text">
      <style:text-properties fo:color="#00000a" style:font-name="Calibri1" fo:font-size="11pt" fo:language="es" fo:country="CR" fo:font-weight="normal" officeooo:rsid="00613e1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69" style:family="text">
      <style:text-properties fo:color="#00000a" style:font-name="Calibri1" fo:font-size="11pt" fo:language="es" fo:country="CR" fo:font-weight="normal" officeooo:rsid="005e6efb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70" style:family="text">
      <style:text-properties officeooo:rsid="006cfdba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officeooo:rsid="00665bb5"/>
    </style:style>
    <style:style style:name="T73" style:family="text">
      <style:text-properties officeooo:rsid="006c439e"/>
    </style:style>
    <style:style style:name="T74" style:family="text">
      <style:text-properties officeooo:rsid="006982a2"/>
    </style:style>
    <style:style style:name="T75" style:family="text">
      <style:text-properties officeooo:rsid="00311afe"/>
    </style:style>
    <style:style style:name="T76" style:family="text">
      <style:text-properties officeooo:rsid="003590ca"/>
    </style:style>
    <style:style style:name="T77" style:family="text">
      <style:text-properties officeooo:rsid="00374d26"/>
    </style:style>
    <style:style style:name="T78" style:family="text">
      <style:text-properties officeooo:rsid="003ae86c"/>
    </style:style>
    <style:style style:name="T79" style:family="text">
      <style:text-properties style:use-window-font-color="true" style:font-name="Calibri2" fo:font-size="11pt" fo:font-weight="normal" officeooo:rsid="009626cb" fo:background-color="transparent" loext:char-shading-value="0" style:font-name-asian="Calibri2" style:font-size-asian="11pt" style:font-weight-asian="normal" style:font-name-complex="Calibri2" style:font-weight-complex="normal"/>
    </style:style>
    <style:style style:name="T80" style:family="text">
      <style:text-properties fo:font-style="italic"/>
    </style:style>
    <style:style style:name="T81" style:family="text">
      <style:text-properties fo:font-style="italic" style:font-size-asian="11pt"/>
    </style:style>
    <style:style style:name="T82" style:family="text">
      <style:text-properties fo:font-style="italic" officeooo:rsid="005202e2" style:font-size-asian="11pt" style:font-style-asian="italic" style:font-style-complex="italic"/>
    </style:style>
    <style:style style:name="T83" style:family="text">
      <style:text-properties style:font-size-asian="11pt"/>
    </style:style>
    <style:style style:name="T84" style:family="text">
      <style:text-properties officeooo:rsid="0040a09d" style:font-size-asian="11pt"/>
    </style:style>
    <style:style style:name="T85" style:family="text">
      <style:text-properties officeooo:rsid="0042aca8"/>
    </style:style>
    <style:style style:name="T86" style:family="text">
      <style:text-properties officeooo:rsid="0045e20b"/>
    </style:style>
    <style:style style:name="T87" style:family="text">
      <style:text-properties officeooo:rsid="005923f4"/>
    </style:style>
    <style:style style:name="T88" style:family="text">
      <style:text-properties officeooo:rsid="005e6efb"/>
    </style:style>
    <style:style style:name="T89" style:family="text">
      <style:text-properties officeooo:rsid="00600564"/>
    </style:style>
    <style:style style:name="T90" style:family="text">
      <style:text-properties officeooo:rsid="0062fe4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38in" svg:stroke-color="#000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9">Maestría en Sistemas de Información Geográfica y Teledetección</text:p>
      <text:p text:style-name="P102"><text:span text:style-name="T87">P</text:span>F-0<text:span text:style-name="T87">90</text:span><text:span text:style-name="T43">7</text:span> Pro<text:span text:style-name="T43">gramación </text:span><text:span text:style-name="T87">de aplicaciones </text:span><text:span text:style-name="T43">en SIG</text:span></text:p>
      <text:p text:style-name="P101"/>
      <text:p text:style-name="P80">Profesor: Manuel Vargas Del Valle</text:p>
      <text:p text:style-name="P54">Grupo: <text:span text:style-name="T41">001.</text:span> <text:span text:style-name="T41">H</text:span>orario: <text:span text:style-name="T87">K</text:span><text:span text:style-name="T41"> </text:span><text:span text:style-name="T87">1</text:span><text:span text:style-name="T42">7</text:span><text:span text:style-name="T41">-</text:span><text:span text:style-name="T87">1</text:span><text:span text:style-name="T42">8</text:span><text:span text:style-name="T41">-</text:span><text:span text:style-name="T87">1</text:span><text:span text:style-name="T42">9</text:span><text:span text:style-name="T41">.</text:span></text:p>
      <text:p text:style-name="P81"><text:span text:style-name="Fuente_20_de_20_párrafo_20_predeter."><text:span text:style-name="T17">Horario de atención al estudiantado: </text:span></text:span><text:span text:style-name="Fuente_20_de_20_párrafo_20_predeter."><text:span text:style-name="T18">L 1</text:span></text:span><text:span text:style-name="Fuente_20_de_20_párrafo_20_predeter."><text:span text:style-name="T19">3</text:span></text:span><text:span text:style-name="Fuente_20_de_20_párrafo_20_predeter."><text:span text:style-name="T18">-</text:span></text:span><text:span text:style-name="Fuente_20_de_20_párrafo_20_predeter."><text:span text:style-name="T19">14</text:span></text:span><text:span text:style-name="Fuente_20_de_20_párrafo_20_predeter."><text:span text:style-name="T18">, J 1</text:span></text:span><text:span text:style-name="Fuente_20_de_20_párrafo_20_predeter."><text:span text:style-name="T28">3</text:span></text:span><text:span text:style-name="Fuente_20_de_20_párrafo_20_predeter."><text:span text:style-name="T18">-</text:span></text:span><text:span text:style-name="Fuente_20_de_20_párrafo_20_predeter."><text:span text:style-name="T19">1</text:span></text:span><text:span text:style-name="Fuente_20_de_20_párrafo_20_predeter."><text:span text:style-name="T28">4</text:span></text:span><text:span text:style-name="Fuente_20_de_20_párrafo_20_predeter."><text:span text:style-name="T18">.</text:span></text:span></text:p>
      <text:p text:style-name="P81"><text:span text:style-name="Fuente_20_de_20_párrafo_20_predeter."><text:span text:style-name="T17"><text:s/></text:span></text:span><text:span text:style-name="Fuente_20_de_20_párrafo_20_predeter."><text:span text:style-name="T6">Correo electrónico institucional: </text:span></text:span><text:span text:style-name="Fuente_20_de_20_párrafo_20_predeter."><text:span text:style-name="T7">manuel.vargas_d</text:span></text:span><text:span text:style-name="Fuente_20_de_20_párrafo_20_predeter."><text:span text:style-name="T6">@</text:span></text:span><text:span text:style-name="Fuente_20_de_20_párrafo_20_predeter."><text:span text:style-name="T5">ucr.ac.cr</text:span></text:span></text:p>
      <text:p text:style-name="P54">I<text:span text:style-name="T42">I</text:span> ciclo lectivo 202<text:span text:style-name="T90">3</text:span></text:p>
      <text:p text:style-name="P59"/>
      <text:p text:style-name="P50">PROGRAMA DEL CURSO</text:p>
      <text:p text:style-name="P51"/>
      <text:p text:style-name="P52">1. DESCRIPCIÓN</text:p>
      <text:p text:style-name="P100"><text:span text:style-name="Fuente_20_de_20_párrafo_20_predeter."><text:span text:style-name="T17">Este curso trata sobre el manejo, visualización y análisis de datos geoespaciales mediante el lenguaje de programación Python. Se estudian los fundamentos de Python, sus módulos geoespaciales y su empleo en el desarrollo de aplicaciones en sistemas de información geográfica (SIG). Se presenta una visión general de cómo metodologías y técnicas de ciencia de datos pueden ser aplicadas al componente geoespacial de diversos problemas.</text:span></text:span></text:p>
      <text:p text:style-name="P100"><text:span text:style-name="Fuente_20_de_20_párrafo_20_predeter."><text:span text:style-name="T17"/></text:span></text:p>
      <text:p text:style-name="P100"><text:span text:style-name="Fuente_20_de_20_párrafo_20_predeter."><text:span text:style-name="T17">El curso se imparte en la Maestría Profesional en Sistemas de Información Geográfica y Teledetección de la Universidad de Costa Rica y la Universidad Nacional.</text:span></text:span></text:p>
      <text:p text:style-name="P99"/>
      <text:p text:style-name="P99"><text:span text:style-name="Fuente_20_de_20_párrafo_20_predeter."><text:span text:style-name="T17">El enfoque del curso es teórico-práctico, con lecciones teóricas combinadas con ejercicios de programación en los cuales los estudiantes aplican en diversos escenarios de procesamiento de datos los conocimientos y habilidades aprendid</text:span></text:span><text:span text:style-name="Fuente_20_de_20_párrafo_20_predeter."><text:span text:style-name="T24">o</text:span></text:span><text:span text:style-name="Fuente_20_de_20_párrafo_20_predeter."><text:span text:style-name="T17">s.</text:span></text:span></text:p>
      <text:p text:style-name="P88"/>
      <text:p text:style-name="P72"><text:span text:style-name="Fuente_20_de_20_párrafo_20_predeter."><text:span text:style-name="T29">2. OBJETIVOS</text:span></text:span></text:p>
      <text:p text:style-name="P25">Al finalizar el curso, el estudiantado será capaz de:</text:p>
      <text:p text:style-name="P25"/>
      <text:list xml:id="list4109350920" text:style-name="L1">
        <text:list-item>
          <text:p text:style-name="P130">Desarrollar programas en el lenguaje de programación <text:span text:style-name="T44">Python</text:span>, enfocados en el procesamiento de datos geo<text:span text:style-name="T46">espaciales</text:span>.</text:p>
        </text:list-item>
        <text:list-item>
          <text:p text:style-name="P130"><text:span text:style-name="T46">G</text:span>enerar gráficos estadísticos <text:span text:style-name="T46">mediante </text:span><text:span text:style-name="T44">Python</text:span>.</text:p>
        </text:list-item>
        <text:list-item>
          <text:p text:style-name="P131">Integrar visualizaciones tabulares, gráficas y geoespaciales <text:span text:style-name="T47">de datos </text:span>en <text:span text:style-name="T47">documentos</text:span> y aplicaciones interactivas <text:span text:style-name="T48">desarrolladas </text:span><text:span text:style-name="T49">en Python</text:span>.</text:p>
        </text:list-item>
        <text:list-item>
          <text:p text:style-name="P130"><text:span text:style-name="T46">Desarrollar </text:span><text:span text:style-name="T48">en </text:span><text:span text:style-name="T49">Python</text:span><text:span text:style-name="T48"> </text:span><text:span text:style-name="T46">soluciones reproducibles a problemas computacionales.</text:span></text:p>
        </text:list-item>
        <text:list-item>
          <text:p text:style-name="P154"><text:span text:style-name="T15">Aprender</text:span><text:span text:style-name="T14"> herramientas, protocolos </text:span><text:span text:style-name="T16">y estándares </text:span><text:span text:style-name="T14">para compartir y documentar programas y sus resultados.</text:span></text:p>
        </text:list-item>
        <text:list-item>
          <text:p text:style-name="P130">Aplicar los conocimientos de programación y visualización en diversos escenarios <text:span text:style-name="T45">de procesamiento de datos </text:span>sociales y ambientales, <text:span text:style-name="T49">mediante metodologías y técnicas de ciencia de datos.</text:span></text:p>
        </text:list-item>
      </text:list>
      <text:p text:style-name="P6"><text:soft-page-break/></text:p>
      <text:p text:style-name="P6"/>
      <text:p text:style-name="P72"><text:span text:style-name="Fuente_20_de_20_párrafo_20_predeter."><text:span text:style-name="T29">3. CONTENIDO DEL CURSO</text:span></text:span></text:p>
      <text:p text:style-name="P52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94811337015040">
          <table:table-cell table:style-name="Tabla2.A1" office:value-type="string">
            <text:p text:style-name="P60">SEMANA</text:p>
          </table:table-cell>
          <table:table-cell table:style-name="Tabla2.A1" office:value-type="string">
            <text:p text:style-name="P60">CONTENIDO</text:p>
          </table:table-cell>
          <table:table-cell table:style-name="Tabla2.A1" office:value-type="string">
            <text:p text:style-name="P60">LECTURA OBLIGATORIA</text:p>
          </table:table-cell>
        </table:table-row>
        <table:table-row table:style-name="TableLine94811573533056">
          <table:table-cell table:style-name="Tabla2.A2" table:number-columns-spanned="3" office:value-type="string">
            <text:p text:style-name="P74"/>
            <text:p text:style-name="P76">1 - <text:span text:style-name="T75">INTRODUCCIÓN</text:span></text:p>
            <text:p text:style-name="P74"/>
          </table:table-cell>
          <table:covered-table-cell/>
          <table:covered-table-cell/>
        </table:table-row>
        <table:table-row table:style-name="TableLine94811527051008">
          <table:table-cell table:style-name="Tabla2.A3" office:value-type="string">
            <text:p text:style-name="P73">I</text:p>
            <text:p text:style-name="P78">(14 al 18 de agosto)</text:p>
          </table:table-cell>
          <table:table-cell table:style-name="Tabla2.A3" office:value-type="string">
            <text:p text:style-name="P18">Entrega y discusión de<text:span text:style-name="T53">l</text:span> programa de curso </text:p>
            <text:p text:style-name="P37"/>
            <text:p text:style-name="P21">Introducción a la programación de computadoras</text:p>
            <text:p text:style-name="P37"/>
            <text:list xml:id="list3642216304" text:style-name="L2">
              <text:list-item>
                <text:p text:style-name="P133">Modelo Entrada – Procesamiento – Salida</text:p>
              </text:list-item>
              <text:list-item>
                <text:p text:style-name="P133">Arquitectura de computadoras</text:p>
              </text:list-item>
              <text:list-item>
                <text:p text:style-name="P133">Lenguajes de programación</text:p>
              </text:list-item>
              <text:list-item>
                <text:p text:style-name="P133">Pensamiento computacional</text:p>
              </text:list-item>
            </text:list>
            <text:p text:style-name="P37"/>
            <text:p text:style-name="P21">Introducción a la ciencia de datos geoespaciales</text:p>
            <text:p text:style-name="P19"/>
            <text:list xml:id="list1848522967" text:style-name="L3">
              <text:list-item>
                <text:p text:style-name="P134">Pensamiento geográfico para ciencia de datos</text:p>
              </text:list-item>
              <text:list-item>
                <text:p text:style-name="P134">Herramientas computacionales para ciencia de datos geográficos</text:p>
              </text:list-item>
            </text:list>
          </table:table-cell>
          <table:table-cell table:style-name="Tabla2.A3" office:value-type="string">
            <text:p text:style-name="P41"><text:span text:style-name="Fuente_20_de_20_párrafo_20_predeter."><text:span text:style-name="T11">Sergio J. Rey et al. </text:span></text:span><text:span text:style-name="Fuente_20_de_20_párrafo_20_predeter."><text:span text:style-name="T12">(2020, capítulos 1 - 2)</text:span></text:span></text:p>
          </table:table-cell>
        </table:table-row>
        <table:table-row table:style-name="TableLine94811632220896">
          <table:table-cell table:style-name="Tabla2.A2" office:value-type="string">
            <text:p text:style-name="P73">II</text:p>
            <text:p text:style-name="P78">(21 al 25 de agosto)</text:p>
          </table:table-cell>
          <table:table-cell table:style-name="Tabla2.A2" office:value-type="string">
            <text:p text:style-name="P43"><text:span text:style-name="T9">Herramientas para investigación reproducible y </text:span><text:span text:style-name="T10">desarrollo</text:span><text:span text:style-name="T9"> colaborativo </text:span><text:span text:style-name="T10">de programas</text:span></text:p>
            <text:p text:style-name="P28"/>
            <text:list xml:id="list1937812038" text:style-name="L4">
              <text:list-item>
                <text:p text:style-name="P138">Reproducibilidad</text:p>
              </text:list-item>
              <text:list-item>
                <text:p text:style-name="P138">Markdown: lenguaje <text:span text:style-name="T57">ligero </text:span>de marcado <text:span text:style-name="T57">para comunicación científica</text:span></text:p>
              </text:list-item>
              <text:list-item>
                <text:p text:style-name="P138">Git: <text:span text:style-name="T56">sistema de control de versiones</text:span></text:p>
              </text:list-item>
            </text:list>
          </table:table-cell>
          <table:table-cell table:style-name="Tabla2.A2" office:value-type="string">
            <text:p text:style-name="P104"><text:span text:style-name="T58">Ihechikara Vincent Abba</text:span> <text:span text:style-name="T59">(20</text:span><text:span text:style-name="T58">21</text:span><text:span text:style-name="T59">)</text:span></text:p>
            <text:p text:style-name="P104"/>
            <text:p text:style-name="P103">Markdown Tutorial (s.f.)</text:p>
          </table:table-cell>
        </table:table-row>
        <table:table-row table:style-name="TableLine94811392479552">
          <table:table-cell table:style-name="Tabla2.A2" table:number-columns-spanned="3" office:value-type="string">
            <text:p text:style-name="P75"/>
            <text:p text:style-name="P77">2 - EL LENGUAJE DE PROGRAMACIÓN PYTHON</text:p>
            <text:p text:style-name="P75"/>
          </table:table-cell>
          <table:covered-table-cell/>
          <table:covered-table-cell/>
        </table:table-row>
        <table:table-row table:style-name="TableLine94811650225248">
          <table:table-cell table:style-name="Tabla2.A3" office:value-type="string">
            <text:p text:style-name="P73">III</text:p>
            <text:p text:style-name="P78">(28 de agosto al 1 de setiembre)</text:p>
          </table:table-cell>
          <table:table-cell table:style-name="Tabla2.A3" office:value-type="string">
            <text:p text:style-name="P22">Introducción a Python</text:p>
            <text:p text:style-name="P39"/>
            <text:list xml:id="list798013187" text:style-name="L5">
              <text:list-item>
                <text:p text:style-name="P136">Historia</text:p>
              </text:list-item>
              <text:list-item>
                <text:p text:style-name="P136">Principales características</text:p>
              </text:list-item>
              <text:list-item>
                <text:p text:style-name="P136">Principios de diseño</text:p>
              </text:list-item>
              <text:list-item>
                <text:p text:style-name="P136"><text:soft-page-break/>Aplicación en datos geoespaciales</text:p>
              </text:list-item>
              <text:list-item>
                <text:p text:style-name="P136">Herramientas para desarrollo</text:p>
              </text:list-item>
              <text:list-item>
                <text:p text:style-name="P139">Instalación</text:p>
              </text:list-item>
            </text:list>
            <text:p text:style-name="P23"/>
            <text:p text:style-name="P23">Sintaxis de Python</text:p>
            <text:p text:style-name="P40"/>
            <text:list xml:id="list763463010" text:style-name="L6">
              <text:list-item>
                <text:p text:style-name="P137">Tipos de datos</text:p>
              </text:list-item>
              <text:list-item>
                <text:p text:style-name="P137">Variables</text:p>
              </text:list-item>
              <text:list-item>
                <text:p text:style-name="P137">Expresiones</text:p>
              </text:list-item>
              <text:list-item>
                <text:p text:style-name="P140">Sentencias</text:p>
              </text:list-item>
            </text:list>
          </table:table-cell>
          <table:table-cell table:style-name="Tabla2.A3" office:value-type="string">
            <text:p text:style-name="P94">Charles Severance (<text:span text:style-name="T54">2016, capítulos 1-2</text:span>)</text:p>
            <text:p text:style-name="P94"/>
            <text:p text:style-name="P104"/>
          </table:table-cell>
        </table:table-row>
        <table:table-row table:style-name="TableLine94811448520432">
          <table:table-cell table:style-name="Tabla2.A2" office:value-type="string">
            <text:p text:style-name="P73">IV</text:p>
            <text:p text:style-name="P79">(4 al 8 de setiembre)</text:p>
          </table:table-cell>
          <table:table-cell table:style-name="Tabla2.A2" office:value-type="string">
            <text:p text:style-name="P11">Sintaxis de Python</text:p>
            <text:p text:style-name="P34"/>
            <text:list xml:id="list2780481805" text:style-name="L7">
              <text:list-item>
                <text:p text:style-name="P141">Condicionales</text:p>
                <text:list>
                  <text:list-item>
                    <text:p text:style-name="P142">Sentencia if</text:p>
                  </text:list-item>
                </text:list>
              </text:list-item>
              <text:list-item>
                <text:p text:style-name="P150"><text:span text:style-name="Fuente_20_de_20_párrafo_20_predeter."><text:span text:style-name="T50">Excepciones</text:span></text:span></text:p>
                <text:list>
                  <text:list-item>
                    <text:p text:style-name="P151"><text:span text:style-name="Fuente_20_de_20_párrafo_20_predeter."><text:span text:style-name="T52">Sentencias try y except</text:span></text:span></text:p>
                  </text:list-item>
                </text:list>
              </text:list-item>
            </text:list>
            <text:p text:style-name="P42"><text:span text:style-name="Fuente_20_de_20_párrafo_20_predeter."><text:span text:style-name="T13"/></text:span></text:p>
          </table:table-cell>
          <table:table-cell table:style-name="Tabla2.A2" office:value-type="string">
            <text:p text:style-name="P94">Charles Severance (<text:span text:style-name="T54">2016, capítulo </text:span><text:span text:style-name="T55">3</text:span>)</text:p>
          </table:table-cell>
        </table:table-row>
        <table:table-row table:style-name="TableLine94811490882704">
          <table:table-cell table:style-name="Tabla2.A3" office:value-type="string">
            <text:p text:style-name="P63">V</text:p>
            <text:p text:style-name="P49"><text:span text:style-name="Fuente_20_de_20_párrafo_20_predeter."><text:span text:style-name="T25">(</text:span></text:span><text:span text:style-name="Fuente_20_de_20_párrafo_20_predeter."><text:span text:style-name="T26">12 - 16 de setiembre</text:span></text:span><text:span text:style-name="Fuente_20_de_20_párrafo_20_predeter."><text:span text:style-name="T25">)</text:span></text:span></text:p>
          </table:table-cell>
          <table:table-cell table:style-name="Tabla2.A3" office:value-type="string">
            <text:p text:style-name="P42"><text:span text:style-name="Fuente_20_de_20_párrafo_20_predeter."><text:span text:style-name="T8">Sintaxis de Python</text:span></text:span></text:p>
            <text:p text:style-name="P42"><text:span text:style-name="Fuente_20_de_20_párrafo_20_predeter."><text:span text:style-name="T13"/></text:span></text:p>
            <text:list xml:id="list4230105127" text:style-name="L8">
              <text:list-item>
                <text:p text:style-name="P152"><text:span text:style-name="Fuente_20_de_20_párrafo_20_predeter."><text:span text:style-name="T51">Ciclos</text:span></text:span></text:p>
                <text:list>
                  <text:list-item>
                    <text:p text:style-name="P153"><text:span text:style-name="Fuente_20_de_20_párrafo_20_predeter."><text:span text:style-name="T52">Sentencia while</text:span></text:span></text:p>
                  </text:list-item>
                  <text:list-item>
                    <text:p text:style-name="P153"><text:span text:style-name="Fuente_20_de_20_párrafo_20_predeter."><text:span text:style-name="T52">Sentencia for</text:span></text:span></text:p>
                  </text:list-item>
                  <text:list-item>
                    <text:p text:style-name="P153"><text:span text:style-name="Fuente_20_de_20_párrafo_20_predeter."><text:span text:style-name="T52">Sentencia break</text:span></text:span></text:p>
                  </text:list-item>
                  <text:list-item>
                    <text:p text:style-name="P153"><text:span text:style-name="Fuente_20_de_20_párrafo_20_predeter."><text:span text:style-name="T52">Sentencia continue</text:span></text:span></text:p>
                  </text:list-item>
                </text:list>
              </text:list-item>
            </text:list>
            <text:p text:style-name="P24"><text:span text:style-name="Fuente_20_de_20_párrafo_20_predeter."><text:span text:style-name="T51"/></text:span></text:p>
          </table:table-cell>
          <table:table-cell table:style-name="Tabla2.A3" office:value-type="string">
            <text:p text:style-name="P95">Charles Severance (<text:span text:style-name="T54">2016, capítulo </text:span><text:span text:style-name="T60">5</text:span>)</text:p>
          </table:table-cell>
        </table:table-row>
        <table:table-row table:style-name="TableLine94811426013952">
          <table:table-cell table:style-name="Tabla2.A3" office:value-type="string">
            <text:p text:style-name="P63">VI</text:p>
            <text:p text:style-name="P84">(18 al 22 de setiembre)</text:p>
          </table:table-cell>
          <table:table-cell table:style-name="Tabla2.A3" office:value-type="string">
            <text:p text:style-name="P20">Sintaxis de Python</text:p>
            <text:p text:style-name="P38"/>
            <text:list xml:id="list4225359091" text:style-name="L9">
              <text:list-item>
                <text:p text:style-name="P135">Funciones</text:p>
                <text:list>
                  <text:list-item>
                    <text:p text:style-name="P135">Predefinidas</text:p>
                  </text:list-item>
                  <text:list-item>
                    <text:p text:style-name="P135">Definidas en la biblioteca estándar</text:p>
                  </text:list-item>
                  <text:list-item>
                    <text:p text:style-name="P135">Definidas en módulos externos</text:p>
                  </text:list-item>
                  <text:list-item>
                    <text:p text:style-name="P135">Definición de nuevas funciones</text:p>
                  </text:list-item>
                </text:list>
              </text:list-item>
            </text:list>
          </table:table-cell>
          <table:table-cell table:style-name="Tabla2.A3" office:value-type="string">
            <text:p text:style-name="P96">Charles Severance (<text:span text:style-name="T54">2016, capítulo </text:span><text:span text:style-name="T61">4</text:span>)</text:p>
          </table:table-cell>
        </table:table-row>
        <table:table-row table:style-name="TableLine94811487788560">
          <table:table-cell table:style-name="Tabla2.A3" office:value-type="string">
            <text:p text:style-name="P63">VII </text:p>
            <text:p text:style-name="P84">(25 al 29 de setiembre)</text:p>
          </table:table-cell>
          <table:table-cell table:style-name="Tabla2.A3" office:value-type="string">
            <text:p text:style-name="P12">Sintaxis de Python</text:p>
            <text:p text:style-name="P35"/>
            <text:list xml:id="list2536523323" text:style-name="L10">
              <text:list-item>
                <text:p text:style-name="P143">Hileras</text:p>
              </text:list-item>
              <text:list-item>
                <text:p text:style-name="P143">Listas</text:p>
              </text:list-item>
              <text:list-item>
                <text:p text:style-name="P143">Tuplas</text:p>
              </text:list-item>
              <text:list-item>
                <text:p text:style-name="P143">Diccionarios</text:p>
              </text:list-item>
            </text:list>
          </table:table-cell>
          <table:table-cell table:style-name="Tabla2.A3" office:value-type="string">
            <text:p text:style-name="P96">Charles Severance (<text:span text:style-name="T54">2016, capítulo</text:span><text:span text:style-name="T61">s 6, </text:span><text:span text:style-name="T62">8 - 10</text:span>)</text:p>
          </table:table-cell>
        </table:table-row>
        <table:table-row table:style-name="TableLine94811562407424">
          <table:table-cell table:style-name="Tabla2.A3" office:value-type="string">
            <text:p text:style-name="P63">VIII</text:p>
            <text:p text:style-name="P84">(2 al 6 de octubre)</text:p>
          </table:table-cell>
          <table:table-cell table:style-name="Tabla2.A3" office:value-type="string">
            <text:p text:style-name="P13">Sintaxis de Python</text:p>
            <text:p text:style-name="P36"/>
            <text:list xml:id="list143513576777445" text:continue-numbering="true" text:style-name="L10">
              <text:list-item>
                <text:p text:style-name="P144">Manejo de archivos</text:p>
              </text:list-item>
              <text:list-item>
                <text:p text:style-name="P144">Programación orientada a objetos</text:p>
              </text:list-item>
            </text:list>
          </table:table-cell>
          <table:table-cell table:style-name="Tabla2.A3" office:value-type="string">
            <text:p text:style-name="P97">Charles Severance (<text:span text:style-name="T54">2016, capítulo</text:span><text:span text:style-name="T61">s </text:span><text:span text:style-name="T62">7</text:span><text:span text:style-name="T61">, </text:span><text:span text:style-name="T62">14</text:span>)</text:p>
          </table:table-cell>
        </table:table-row>
        <text:soft-page-break/>
        <table:table-row table:style-name="TableLine94811584787136">
          <table:table-cell table:style-name="Tabla2.A3" table:number-columns-spanned="3" office:value-type="string">
            <text:p text:style-name="P67"/>
            <text:p text:style-name="P69">3 - ANÁLISIS DE DATOS</text:p>
            <text:p text:style-name="P67"/>
          </table:table-cell>
          <table:covered-table-cell/>
          <table:covered-table-cell/>
        </table:table-row>
        <table:table-row table:style-name="TableLine94811504122080">
          <table:table-cell table:style-name="Tabla2.A3" office:value-type="string">
            <text:p text:style-name="P64">IX</text:p>
            <text:p text:style-name="P85">(9 al 13 de octubre)</text:p>
          </table:table-cell>
          <table:table-cell table:style-name="Tabla2.A3" office:value-type="string">
            <text:p text:style-name="P16">Introducción al análisis de datos mediante Python</text:p>
            <text:p text:style-name="P26"/>
            <text:p text:style-name="P16">Paquetes para análisis de datos</text:p>
            <text:p text:style-name="P27"/>
            <text:list xml:id="list1870920130" text:style-name="L11">
              <text:list-item>
                <text:p text:style-name="P132">numpy: paquete para álgebra lineal</text:p>
              </text:list-item>
              <text:list-item>
                <text:p text:style-name="P145">pandas: paquete para manipulación y análisis de datos</text:p>
              </text:list-item>
            </text:list>
          </table:table-cell>
          <table:table-cell table:style-name="Tabla2.A3" office:value-type="string">
            <text:p text:style-name="P32">Kaggle (s.f.)</text:p>
            <text:p text:style-name="P32"/>
            <text:p text:style-name="P32">Travis E. Oliphant (s.f.)</text:p>
            <text:p text:style-name="P32"/>
            <text:p text:style-name="P32">The Pandas Development Team (s.f.)</text:p>
          </table:table-cell>
        </table:table-row>
        <table:table-row table:style-name="TableLine94811631633408">
          <table:table-cell table:style-name="Tabla2.A3" office:value-type="string">
            <text:p text:style-name="P64">X</text:p>
            <text:p text:style-name="P85">(16 al 20 de octubre)</text:p>
          </table:table-cell>
          <table:table-cell table:style-name="Tabla2.A3" office:value-type="string">
            <text:p text:style-name="P16">Paquetes para análisis de datos</text:p>
            <text:p text:style-name="P15"/>
            <text:list xml:id="list1874491906" text:style-name="L12">
              <text:list-item>
                <text:p text:style-name="P146">pandas: paquete para manipulación y análisis de datos</text:p>
              </text:list-item>
              <text:list-item>
                <text:p text:style-name="P148">plotly: paquete para gráficos interactivos</text:p>
              </text:list-item>
            </text:list>
          </table:table-cell>
          <table:table-cell table:style-name="Tabla2.A3" office:value-type="string">
            <text:p text:style-name="P33">Chris P (s.f.)</text:p>
            <text:p text:style-name="P32"/>
            <text:p text:style-name="P32">The Pandas Development Team (s.f.)</text:p>
          </table:table-cell>
        </table:table-row>
        <table:table-row table:style-name="TableLine94811615419440">
          <table:table-cell table:style-name="Tabla2.A3" table:number-columns-spanned="3" office:value-type="string">
            <text:p text:style-name="P68"/>
            <text:p text:style-name="P70">4 - PROCESAMIENTO DE DATOS GEOESPACIALES</text:p>
            <text:p text:style-name="P68"/>
          </table:table-cell>
          <table:covered-table-cell/>
          <table:covered-table-cell/>
        </table:table-row>
        <table:table-row table:style-name="TableLine94811427635312">
          <table:table-cell table:style-name="Tabla2.A3" office:value-type="string">
            <text:p text:style-name="P64">XI</text:p>
            <text:p text:style-name="P87">(23 al 27 de octubre)</text:p>
          </table:table-cell>
          <table:table-cell table:style-name="Tabla2.A3" office:value-type="string">
            <text:p text:style-name="P14">Introducción al manejo de datos geoespaciales <text:span text:style-name="T76">mediante</text:span> Python</text:p>
            <text:p text:style-name="P14"/>
            <text:p text:style-name="P17"><text:span text:style-name="T77">M</text:span>anejo de datos vectoriales</text:p>
            <text:p text:style-name="P17"/>
            <text:list xml:id="list522735486" text:style-name="L13">
              <text:list-item>
                <text:p text:style-name="P149">Fiona: paquete para lectura y escritura de datos <text:span text:style-name="T64">geoespaciales</text:span></text:p>
              </text:list-item>
              <text:list-item>
                <text:p text:style-name="P147">Shapely: paquete para predicados y operaciones en objetos geométricos</text:p>
              </text:list-item>
            </text:list>
          </table:table-cell>
          <table:table-cell table:style-name="Tabla2.A3" office:value-type="string">
            <text:p text:style-name="P29">Sean Giles (s.f.<text:span text:style-name="T85">a</text:span>)</text:p>
            <text:p text:style-name="P29"/>
            <text:p text:style-name="P30">Sean Giles (s.f.<text:span text:style-name="T85">c</text:span>)</text:p>
          </table:table-cell>
        </table:table-row>
        <table:table-row table:style-name="TableLine94811430080512">
          <table:table-cell table:style-name="Tabla2.A3" office:value-type="string">
            <text:p text:style-name="P65">XII</text:p>
            <text:p text:style-name="P85">(30 de octubre al 3 de noviembre)</text:p>
          </table:table-cell>
          <table:table-cell table:style-name="Tabla2.A3" office:value-type="string">
            <text:p text:style-name="P7"><text:span text:style-name="T77">A</text:span>nálisis de datos vectoriales</text:p>
            <text:p text:style-name="P8"/>
            <text:list xml:id="list2487357061" text:style-name="L14">
              <text:list-item>
                <text:p text:style-name="P155">geopandas: paquete para manipulación y análisis de datos vectoriales</text:p>
              </text:list-item>
            </text:list>
          </table:table-cell>
          <table:table-cell table:style-name="Tabla2.A3" office:value-type="string">
            <text:p text:style-name="P105"><text:span text:style-name="Fuente_20_de_20_párrafo_20_predeter.">Geopandas contributors </text:span><text:span text:style-name="Fuente_20_de_20_párrafo_20_predeter."><text:span text:style-name="T85">(s.f.)</text:span></text:span></text:p>
            <text:p text:style-name="P10"/>
            <text:p text:style-name="P10"/>
          </table:table-cell>
        </table:table-row>
        <table:table-row table:style-name="TableLine94811474163200">
          <table:table-cell table:style-name="Tabla2.A3" office:value-type="string">
            <text:p text:style-name="P65">XIII</text:p>
            <text:p text:style-name="P86">(6 al 10 de noviembre)</text:p>
          </table:table-cell>
          <table:table-cell table:style-name="Tabla2.A3" office:value-type="string">
            <text:p text:style-name="P98"><text:span text:style-name="T77">M</text:span>anejo de datos raster</text:p>
            <text:list xml:id="list1602038441" text:style-name="L15">
              <text:list-item>
                <text:p text:style-name="P156">rasterio: paquete para lectura y escritura de datos raster</text:p>
              </text:list-item>
            </text:list>
          </table:table-cell>
          <table:table-cell table:style-name="Tabla2.A3" office:value-type="string">
            <text:p text:style-name="P31">Sean Giles (s.f.<text:span text:style-name="T85">b</text:span>)</text:p>
          </table:table-cell>
        </table:table-row>
        <table:table-row table:style-name="TableLine94811520847408">
          <table:table-cell table:style-name="Tabla2.A3" office:value-type="string">
            <text:p text:style-name="P65">XIV</text:p>
            <text:p text:style-name="P86"><text:soft-page-break/>(13 al 17 de noviembre)</text:p>
          </table:table-cell>
          <table:table-cell table:style-name="Tabla2.A3" office:value-type="string">
            <text:p text:style-name="P93">Visualización de datos <text:soft-page-break/>geoespaciales</text:p>
            <text:list xml:id="list321221196" text:style-name="L16">
              <text:list-item>
                <text:p text:style-name="P157">folium: paquete para desarrollo de mapas web</text:p>
              </text:list-item>
            </text:list>
          </table:table-cell>
          <table:table-cell table:style-name="Tabla2.A3" office:value-type="string">
            <text:p text:style-name="P111"><text:span text:style-name="T85">Rob </text:span>Story <text:span text:style-name="T85">(s.f.)</text:span></text:p>
            <text:p text:style-name="P114"><text:soft-page-break/></text:p>
          </table:table-cell>
        </table:table-row>
        <table:table-row table:style-name="TableLine94811625731280">
          <table:table-cell table:style-name="Tabla2.A3" table:number-columns-spanned="3" office:value-type="string">
            <text:p text:style-name="P67"/>
            <text:p text:style-name="P71">5 - VISUALIZACIÓN Y ANÁLISIS AVANZADOS</text:p>
            <text:p text:style-name="P67"/>
          </table:table-cell>
          <table:covered-table-cell/>
          <table:covered-table-cell/>
        </table:table-row>
        <table:table-row table:style-name="TableLine94811632730576">
          <table:table-cell table:style-name="Tabla2.A3" office:value-type="string">
            <text:p text:style-name="P65">XV</text:p>
            <text:p text:style-name="P86">(20 al 24 de noviembre)</text:p>
          </table:table-cell>
          <table:table-cell table:style-name="Tabla2.A3" office:value-type="string">
            <text:p text:style-name="P93">Desarrollo de aplicaciones interactivas</text:p>
            <text:list xml:id="list2018014666" text:style-name="L17">
              <text:list-item>
                <text:p text:style-name="P158">streamlit: paquete para desarrollo de aplicaciones web de ciencia de datos y aprendizaje automatizado</text:p>
              </text:list-item>
            </text:list>
          </table:table-cell>
          <table:table-cell table:style-name="Tabla2.A3" office:value-type="string">
            <text:p text:style-name="P114">Streamlit Inc. (s.f.)</text:p>
            <text:p text:style-name="P114"/>
            <text:p text:style-name="P114">Tyler Richards (2021)</text:p>
          </table:table-cell>
        </table:table-row>
        <table:table-row table:style-name="TableLine94811570224992">
          <table:table-cell table:style-name="Tabla2.A3" office:value-type="string">
            <text:p text:style-name="P65">XVI</text:p>
            <text:p text:style-name="P86">(27 de noviembre al 1 de diciembre)</text:p>
          </table:table-cell>
          <table:table-cell table:style-name="Tabla2.A3" office:value-type="string">
            <text:p text:style-name="P93">Desarrollo de aplicaciones interactivas</text:p>
            <text:list xml:id="list143513527566576" text:continue-numbering="true" text:style-name="L17">
              <text:list-item>
                <text:p text:style-name="P159">streamlit: paquete para desarrollo de aplicaciones web de ciencia de datos y aprendizaje automatizado</text:p>
              </text:list-item>
            </text:list>
          </table:table-cell>
          <table:table-cell table:style-name="Tabla2.A3" office:value-type="string">
            <text:p text:style-name="P114">Streamlit Inc. (s.f.)</text:p>
            <text:p text:style-name="P114"/>
            <text:p text:style-name="P114">Tyler Richards (2021)</text:p>
          </table:table-cell>
        </table:table-row>
        <table:table-row table:style-name="TableLine94811562445648">
          <table:table-cell table:style-name="Tabla2.A3" table:number-columns-spanned="3" office:value-type="string">
            <text:p text:style-name="P61">E<text:span text:style-name="T63">valuaciones</text:span> final<text:span text:style-name="T63">es</text:span></text:p>
            <text:p text:style-name="P62">(<text:span text:style-name="T88">4</text:span> - <text:span text:style-name="T88">8</text:span> de diciembre)</text:p>
            <text:p text:style-name="P66"/>
          </table:table-cell>
          <table:covered-table-cell/>
          <table:covered-table-cell/>
        </table:table-row>
      </table:table>
      <text:p text:style-name="P53"/>
      <text:p text:style-name="P53"/>
      <text:p text:style-name="P52">4. METODOLOGÍA</text:p>
      <text:p text:style-name="P44"><text:span text:style-name="T17">El curso se desarrolla</text:span><text:span text:style-name="T20">rá</text:span><text:span text:style-name="T17"> mediante clases teórico-prácticas. Los conceptos teóricos s</text:span><text:span text:style-name="T20">erán</text:span><text:span text:style-name="T21"> explicados</text:span><text:span text:style-name="T17"> por el profesor del curso </text:span><text:span text:style-name="T22">durante </text:span><text:span text:style-name="T20">las sesiones teóricas</text:span><text:span text:style-name="T22"> </text:span><text:span text:style-name="T17">y también a través de lecturas previamente asignadas. </text:span><text:span text:style-name="T20">Las sesiones prácticas se destina</text:span><text:span text:style-name="T23">rán</text:span><text:span text:style-name="T20"> a la realización de diferentes ejercicios de programación por parte de los estudiantes.</text:span></text:p>
      <text:p text:style-name="P3"/>
      <text:p text:style-name="P45"><text:span text:style-name="T22">Los contenidos de las lecciones están disponibles en la plataforma Mediación Virtual y también en el sitio web del curso</text:span><text:span text:style-name="Fuente_20_de_20_párrafo_20_predeter."><text:span text:style-name="T27"> (</text:span></text:span><text:a xlink:type="simple" xlink:href="https://pf0907-programacionsig.github.io/2023-ii/" text:style-name="Internet_20_link" text:visited-style-name="Visited_20_Internet_20_Link"><text:span text:style-name="Fuente_20_de_20_párrafo_20_predeter."><text:span text:style-name="T27">https://pf0907-programacionsig.github.io/2023-ii/</text:span></text:span></text:a><text:span text:style-name="Fuente_20_de_20_párrafo_20_predeter."><text:span text:style-name="T27">)</text:span></text:span><text:span text:style-name="T22">, en el que hay enlaces a la bibliografía y </text:span><text:span text:style-name="T23">a </text:span><text:span text:style-name="T22">otros recursos de aprendizaje como tutoriales y videos.</text:span></text:p>
      <text:p text:style-name="P4"/>
      <text:p text:style-name="P3">Se recomienda a los estudiantes probar las diferentes herramientas y conceptos <text:span text:style-name="T65">fuera del tiempo de clase</text:span> y aprovechar las lecciones <text:span text:style-name="T66">y las horas de consulta </text:span>para aclarar dudas.</text:p>
      <text:p text:style-name="P5"/>
      <text:p text:style-name="P128"/>
      <text:p text:style-name="P52">5. EVALUACIÓN.</text:p>
      <text:p text:style-name="P82"><text:span text:style-name="T32">La evaluación incluye </text:span><text:span text:style-name="T69">dos</text:span><text:span text:style-name="T32"> componentes:</text:span></text:p>
      <text:p text:style-name="P55"/>
      <text:p text:style-name="P55"><text:span text:style-name="T88">1</text:span>. <text:span text:style-name="T71">Tareas programadas.</text:span> <text:span text:style-name="T67">Corresponden al </text:span><text:span text:style-name="T88">70</text:span>% de la calificación final <text:span text:style-name="T67">del curso</text:span>. <text:span text:style-name="T72">Consisten en ejercicios de programación que deben ser resueltos por los estudiantes fuera del tiempo de clase. </text:span><text:span text:style-name="T73">Las semanas estimadas de entrega, temas a cubrir y valor de cada tarea se presentan en la siguiente tabla:</text:span></text:p>
      <text:p text:style-name="P55"/>
      <table:table table:name="tareas" table:style-name="tareas">
        <table:table-column table:style-name="tareas.A"/>
        <table:table-column table:style-name="tareas.B"/>
        <table:table-column table:style-name="tareas.C"/>
        <table:table-row table:style-name="TableLine94811544982288">
          <table:table-cell table:style-name="tareas.A1" office:value-type="string">
            <text:p text:style-name="P116">Semana estimada de entrega</text:p>
          </table:table-cell>
          <table:table-cell table:style-name="tareas.A1" office:value-type="string">
            <text:p text:style-name="P116">Tema <text:span text:style-name="T74">a desarrollar</text:span></text:p>
          </table:table-cell>
          <table:table-cell table:style-name="tareas.A1" office:value-type="string">
            <text:p text:style-name="P118">Porcentaje de la calificación final del curso</text:p>
          </table:table-cell>
        </table:table-row>
        <table:table-row table:style-name="TableLine94811612238464">
          <table:table-cell table:style-name="tareas.A1" office:value-type="string">
            <text:p text:style-name="P121">V</text:p>
          </table:table-cell>
          <table:table-cell table:style-name="tareas.A1" office:value-type="string">
            <text:p text:style-name="P122">Página web desarrollada en Markdown y publicada en Internet</text:p>
          </table:table-cell>
          <table:table-cell table:style-name="tareas.A1" office:value-type="string">
            <text:p text:style-name="P121"><text:span text:style-name="T89">20</text:span>%</text:p>
          </table:table-cell>
        </table:table-row>
        <table:table-row table:style-name="TableLine94811476609024">
          <table:table-cell table:style-name="tareas.A1" office:value-type="string">
            <text:p text:style-name="P121">X<text:span text:style-name="T70">I</text:span><text:span text:style-name="T78">I</text:span></text:p>
          </table:table-cell>
          <table:table-cell table:style-name="tareas.A1" office:value-type="string">
            <text:p text:style-name="P127"><text:span text:style-name="T36">Página web desarrollada </text:span><text:span text:style-name="T38">en</text:span><text:span text:style-name="T37"> </text:span><text:span text:style-name="T38">Markdown</text:span><text:span text:style-name="T37"> </text:span><text:span text:style-name="T38">y</text:span><text:span text:style-name="T37"> </text:span><text:span text:style-name="T40">con datos</text:span><text:span text:style-name="T37"> </text:span><text:span text:style-name="T39">proces</text:span><text:span text:style-name="T40">ados</text:span><text:span text:style-name="T39"> </text:span><text:span text:style-name="T40">en Python </text:span><text:span text:style-name="T39">present</text:span><text:span text:style-name="T40">ados</text:span><text:span text:style-name="T39"> en tablas y gráficos, </text:span><text:span text:style-name="T36">publicada en Internet</text:span></text:p>
          </table:table-cell>
          <table:table-cell table:style-name="tareas.A1" office:value-type="string">
            <text:p text:style-name="P121"><text:span text:style-name="T88">2</text:span><text:span text:style-name="T89">5</text:span>%</text:p>
          </table:table-cell>
        </table:table-row>
        <table:table-row table:style-name="TableLine94811553139536">
          <table:table-cell table:style-name="tareas.A1" office:value-type="string">
            <text:p text:style-name="P123">XV</text:p>
          </table:table-cell>
          <table:table-cell table:style-name="tareas.A1" office:value-type="string">
            <text:p text:style-name="P125">Tablero de control con visualizaciones tabulares, gráficas y geoespaciales, <text:span text:style-name="T48">publicado en Internet</text:span></text:p>
          </table:table-cell>
          <table:table-cell table:style-name="tareas.A1" office:value-type="string">
            <text:p text:style-name="P121">2<text:span text:style-name="T88">5</text:span>%</text:p>
          </table:table-cell>
        </table:table-row>
      </table:table>
      <text:p text:style-name="P55"/>
      <text:p text:style-name="P56"/>
      <text:p text:style-name="P83"><text:span text:style-name="T35">2</text:span><text:span text:style-name="T32">. </text:span><text:span text:style-name="T30">Proyecto final.</text:span><text:span text:style-name="T32"> </text:span><text:span text:style-name="T33">Corresponden al </text:span><text:span text:style-name="T32">30% de la calificación final </text:span><text:span text:style-name="T33">del curso</text:span><text:span text:style-name="T32">. </text:span><text:span text:style-name="T68">Su objetivo es sintetizar</text:span><text:span text:style-name="T34"> los co</text:span><text:span text:style-name="T33">nocimientos y habilidades aprendidas durante</text:span><text:span text:style-name="T34"> el curso.</text:span></text:p>
      <text:p text:style-name="P57"/>
      <text:p text:style-name="P58"/>
      <table:table table:name="Table3" table:style-name="Table3">
        <table:table-column table:style-name="Table3.A" table:number-columns-repeated="3"/>
        <table:table-row table:style-name="TableLine94811554665728">
          <table:table-cell table:style-name="Table3.A1" office:value-type="string">
            <text:p text:style-name="P117">Semana estimada de entrega</text:p>
          </table:table-cell>
          <table:table-cell table:style-name="Table3.A1" office:value-type="string">
            <text:p text:style-name="P117">Tema <text:span text:style-name="T74">a desarrollar</text:span></text:p>
          </table:table-cell>
          <table:table-cell table:style-name="Table3.A1" office:value-type="string">
            <text:p text:style-name="P119">Porcentaje de la calificación final del curso</text:p>
          </table:table-cell>
        </table:table-row>
        <table:table-row table:style-name="TableLine94811627872144">
          <table:table-cell table:style-name="Table3.A1" office:value-type="string">
            <text:p text:style-name="P124">Semana de evaluaciones finales</text:p>
          </table:table-cell>
          <table:table-cell table:style-name="Table3.A1" office:value-type="string">
            <text:p text:style-name="P126"><text:span text:style-name="T86">Aplicación</text:span> interactiv<text:span text:style-name="T86">a</text:span> con visualizaciones tabulares, gráficas y geoespaciales, <text:span text:style-name="T48">publicado en Internet</text:span></text:p>
          </table:table-cell>
          <table:table-cell table:style-name="Table3.A1" office:value-type="string">
            <text:p text:style-name="P120">30%</text:p>
          </table:table-cell>
        </table:table-row>
      </table:table>
      <text:p text:style-name="P9"/>
      <text:p text:style-name="P92"><text:span text:style-name="T88">6</text:span>. BIBLIOGRAFÍA</text:p>
      <text:p text:style-name="P90"/>
      <text:p text:style-name="P91"><text:span text:style-name="Fuente_20_de_20_párrafo_20_predeter."><text:span text:style-name="T31">Bibliografía obligatoria</text:span></text:span></text:p>
      <text:p text:style-name="P106">Abba, I. V. (2021). <text:span text:style-name="T80">Git and GitHub Tutorial – Version Control for Beginners</text:span>. FreeCodeCamp.Org. <text:a xlink:type="simple" xlink:href="https://www.freecodecamp.org/news/git-and-github-for-beginners/" text:style-name="Internet_20_link" text:visited-style-name="Visited_20_Internet_20_Link">https://www.freecodecamp.org/news/git-and-github-for-beginners/</text:a></text:p>
      <text:p text:style-name="P106"><text:span text:style-name="Fuente_20_de_20_párrafo_20_predeter."><text:span text:style-name="T79"/></text:span></text:p>
      <text:p text:style-name="P111"><text:span text:style-name="Fuente_20_de_20_párrafo_20_predeter."><text:span text:style-name="T83">Geopandas contributors. (s.f.). </text:span></text:span><text:span text:style-name="Fuente_20_de_20_párrafo_20_predeter."><text:span text:style-name="T81">geopandas: Geographic pandas extensions</text:span></text:span><text:span text:style-name="Fuente_20_de_20_párrafo_20_predeter."><text:span text:style-name="T83">. Recuperado 1 de enero de 2022, de </text:span></text:span><text:a xlink:type="simple" xlink:href="http://geopandas.org/" text:style-name="Internet_20_link" text:visited-style-name="Visited_20_Internet_20_Link"><text:span text:style-name="Fuente_20_de_20_párrafo_20_predeter."><text:span text:style-name="T83">http://geopandas.org</text:span></text:span></text:a></text:p>
      <text:p text:style-name="P111"><text:span text:style-name="Fuente_20_de_20_párrafo_20_predeter."><text:span text:style-name="T79"/></text:span></text:p>
      <text:p text:style-name="P106"><text:span text:style-name="Fuente_20_de_20_párrafo_20_predeter."><text:span text:style-name="T83">Gillies, S. (s.f.</text:span></text:span><text:span text:style-name="Fuente_20_de_20_párrafo_20_predeter."><text:span text:style-name="T84">a</text:span></text:span><text:span text:style-name="Fuente_20_de_20_párrafo_20_predeter."><text:span text:style-name="T83">). </text:span></text:span><text:span text:style-name="Fuente_20_de_20_párrafo_20_predeter."><text:span text:style-name="T81">Fiona: Fiona reads and writes spatial data files</text:span></text:span><text:span text:style-name="Fuente_20_de_20_párrafo_20_predeter."><text:span text:style-name="T83">. Recuperado 1 de enero de 2022, de </text:span></text:span><text:a xlink:type="simple" xlink:href="http://github.com/Toblerity/Fiona" text:style-name="Internet_20_link" text:visited-style-name="Visited_20_Internet_20_Link"><text:span text:style-name="Fuente_20_de_20_párrafo_20_predeter."><text:span text:style-name="T83">http://github.com/Toblerity/Fiona</text:span></text:span></text:a></text:p>
      <text:p text:style-name="P106"><text:span text:style-name="Fuente_20_de_20_párrafo_20_predeter."><text:span text:style-name="T79"/></text:span></text:p>
      <text:p text:style-name="P106"><text:span text:style-name="Fuente_20_de_20_párrafo_20_predeter."><text:span text:style-name="T83">Gillies, S. (s.f.</text:span></text:span><text:span text:style-name="Fuente_20_de_20_párrafo_20_predeter."><text:span text:style-name="T84">b</text:span></text:span><text:span text:style-name="Fuente_20_de_20_párrafo_20_predeter."><text:span text:style-name="T83">). </text:span></text:span><text:span text:style-name="Fuente_20_de_20_párrafo_20_predeter."><text:span text:style-name="T81">rasterio: Fast and direct raster I/O for use with Numpy and SciPy</text:span></text:span><text:span text:style-name="Fuente_20_de_20_párrafo_20_predeter."><text:span text:style-name="T83">. Recuperado 1 de enero de 2022, de </text:span></text:span><text:a xlink:type="simple" xlink:href="https://github.com/mapbox/rasterio" text:style-name="Internet_20_link" text:visited-style-name="Visited_20_Internet_20_Link"><text:span text:style-name="Fuente_20_de_20_párrafo_20_predeter."><text:span text:style-name="T83">https://github.com/mapbox/rasterio</text:span></text:span></text:a></text:p>
      <text:p text:style-name="P106"><text:span text:style-name="Fuente_20_de_20_párrafo_20_predeter."><text:span text:style-name="T79"/></text:span></text:p>
      <text:p text:style-name="P108"><text:span text:style-name="Fuente_20_de_20_párrafo_20_predeter."><text:span text:style-name="T83">Gillies, S. (s.f.</text:span></text:span><text:span text:style-name="Fuente_20_de_20_párrafo_20_predeter."><text:span text:style-name="T84">c</text:span></text:span><text:span text:style-name="Fuente_20_de_20_párrafo_20_predeter."><text:span text:style-name="T83">). </text:span></text:span><text:span text:style-name="Fuente_20_de_20_párrafo_20_predeter."><text:span text:style-name="T81">Shapely: Geometric objects, predicates, and operations</text:span></text:span><text:span text:style-name="Fuente_20_de_20_párrafo_20_predeter."><text:span text:style-name="T83">. Recuperado 1 de enero de 2022, de </text:span></text:span><text:a xlink:type="simple" xlink:href="https://github.com/Toblerity/Shapely" text:style-name="Internet_20_link" text:visited-style-name="Visited_20_Internet_20_Link"><text:span text:style-name="Fuente_20_de_20_párrafo_20_predeter."><text:span text:style-name="T83">https://github.com/Toblerity/Shapely</text:span></text:span></text:a></text:p>
      <text:p text:style-name="P108"><text:span text:style-name="Fuente_20_de_20_párrafo_20_predeter."><text:span text:style-name="T79"/></text:span></text:p>
      <text:p text:style-name="P111"><text:span text:style-name="Fuente_20_de_20_párrafo_20_predeter."><text:span text:style-name="T83">Kaggle. (s.f.). </text:span></text:span><text:span text:style-name="Fuente_20_de_20_párrafo_20_predeter."><text:span text:style-name="T81">Learn Geospatial Analysis Tutorials</text:span></text:span><text:span text:style-name="Fuente_20_de_20_párrafo_20_predeter."><text:span text:style-name="T83">. Recuperado 30 de diciembre de 2021, de </text:span></text:span><text:a xlink:type="simple" xlink:href="https://www.kaggle.com/learn/geospatial-analysis" text:style-name="Internet_20_link" text:visited-style-name="Visited_20_Internet_20_Link"><text:span text:style-name="Fuente_20_de_20_párrafo_20_predeter."><text:span text:style-name="T83">https://www.kaggle.com/learn/geospatial-analysis</text:span></text:span></text:a></text:p>
      <text:p text:style-name="P111"><text:span text:style-name="Fuente_20_de_20_párrafo_20_predeter."><text:span text:style-name="T79"/></text:span></text:p>
      <text:p text:style-name="P106"><text:span text:style-name="T80">Markdown Tutorial</text:span>. (s.f.). Recuperado 19 de marzo de 2022, de <text:a xlink:type="simple" xlink:href="https://www.markdowntutorial.com/" text:style-name="Internet_20_link" text:visited-style-name="Visited_20_Internet_20_Link">https://www.markdowntutorial.com/</text:a></text:p>
      <text:p text:style-name="P106"/>
      <text:p text:style-name="P106">Oliphant, T. E. (s.f.). <text:span text:style-name="T80">numpy: NumPy is the fundamental package for array computing with Python</text:span>. Recuperado 1 de enero de 2022, de <text:a xlink:type="simple" xlink:href="https://www.numpy.org/" text:style-name="Internet_20_link" text:visited-style-name="Visited_20_Internet_20_Link">https://www.numpy.org</text:a></text:p>
      <text:p text:style-name="P106"/>
      <text:p text:style-name="P106">P, C. (s.f.). <text:span text:style-name="T80">plotly: An open-source, interactive data visualization library for Python</text:span>. Recuperado 1 de enero de 2022, de <text:a xlink:type="simple" xlink:href="https://plotly.com/python/" text:style-name="Internet_20_link" text:visited-style-name="Visited_20_Internet_20_Link">https://plotly.com/python/</text:a></text:p>
      <text:p text:style-name="P106"/>
      <text:p text:style-name="P106">Rey, S. J., Arribas-Bel, D., &amp; Wolf, L. J. (2020). <text:span text:style-name="T80">Geographic Data Science with Python</text:span>. <text:a xlink:type="simple" xlink:href="https://geographicdata.science/book/" text:style-name="Internet_20_link" text:visited-style-name="Visited_20_Internet_20_Link">https://geographicdata.science/book/</text:a></text:p>
      <text:p text:style-name="P106"/>
      <text:p text:style-name="P112"><text:span text:style-name="Fuente_20_de_20_párrafo_20_predeter."><text:span text:style-name="T83">Richards, T. (2021). </text:span></text:span><text:span text:style-name="Fuente_20_de_20_párrafo_20_predeter."><text:span text:style-name="T81">Getting started with Streamlit for data science: Create and deploy Streamlit web applications from scratch in Python</text:span></text:span><text:span text:style-name="Fuente_20_de_20_párrafo_20_predeter."><text:span text:style-name="T83">. Packt Publishing. </text:span></text:span><text:a xlink:type="simple" xlink:href="https://www.packtpub.com/product/getting-started-with-streamlit-for-data-science/9781800565500" text:style-name="Internet_20_link" text:visited-style-name="Visited_20_Internet_20_Link"><text:span text:style-name="Fuente_20_de_20_párrafo_20_predeter."><text:span text:style-name="T83">https://www.packtpub.com/product/getting-started-with-streamlit-for-data-science/9781800565500</text:span></text:span></text:a></text:p>
      <text:p text:style-name="P112"/>
      <text:p text:style-name="P106">Severance, D. C. R. (2016). <text:span text:style-name="T80">Python for Everybody: Exploring Data in Python 3</text:span> (S. Blumenberg &amp; E. Hauser, Eds.). CreateSpace Independent Publishing Platform. <text:a xlink:type="simple" xlink:href="https://www.py4e.com/html3/" text:style-name="Internet_20_link" text:visited-style-name="Visited_20_Internet_20_Link">https://www.py4e.com/html3/</text:a></text:p>
      <text:p text:style-name="P106"><text:soft-page-break/></text:p>
      <text:p text:style-name="P106">The Pandas Development Team. (s.f.). <text:span text:style-name="T80">pandas: Powerful data structures for data analysis, time series, and statistics</text:span>. Recuperado 1 de enero de 2022, de <text:a xlink:type="simple" xlink:href="https://pandas.pydata.org/" text:style-name="Internet_20_link" text:visited-style-name="Visited_20_Internet_20_Link">https://pandas.pydata.org</text:a></text:p>
      <text:p text:style-name="P106"/>
      <text:p text:style-name="P106">Story, R. (s.f.). <text:span text:style-name="T80">folium: Make beautiful maps with Leaflet.js &amp; Python</text:span>. Recuperado 1 de enero de 2022, de <text:a xlink:type="simple" xlink:href="https://github.com/python-visualization/folium" text:style-name="Internet_20_link" text:visited-style-name="Visited_20_Internet_20_Link">https://github.com/python-visualization/folium</text:a></text:p>
      <text:p text:style-name="P89"><text:span text:style-name="Fuente_20_de_20_párrafo_20_predeter."><text:span text:style-name="T29"/></text:span></text:p>
      <text:p text:style-name="P89"><text:span text:style-name="Fuente_20_de_20_párrafo_20_predeter."><text:span text:style-name="T29">Bibliografía complementaria</text:span></text:span></text:p>
      <text:p text:style-name="P107">Arribas-Bel, D. (2019). A course on Geographic Data Science. <text:span text:style-name="T80">Journal of Open Source Education</text:span>, <text:span text:style-name="T80">2</text:span>(14), 42. <text:a xlink:type="simple" xlink:href="https://doi.org/10.21105/jose.00042" text:style-name="Internet_20_link" text:visited-style-name="Visited_20_Internet_20_Link">https://doi.org/10.21105/jose.00042</text:a></text:p>
      <text:p text:style-name="P107"><text:span text:style-name="Fuente_20_de_20_párrafo_20_predeter."><text:span text:style-name="T79"/></text:span></text:p>
      <text:p text:style-name="P107"><text:span text:style-name="Fuente_20_de_20_párrafo_20_predeter."><text:span text:style-name="T83">Bartomeus Lab. (2016). </text:span></text:span><text:span text:style-name="Fuente_20_de_20_párrafo_20_predeter."><text:span text:style-name="T81">A reproducible workflow</text:span></text:span><text:span text:style-name="Fuente_20_de_20_párrafo_20_predeter."><text:span text:style-name="T83">. </text:span></text:span><text:a xlink:type="simple" xlink:href="https://www.youtube.com/watch?v=s3JldKoA0zw" text:style-name="Internet_20_link" text:visited-style-name="Visited_20_Internet_20_Link"><text:span text:style-name="Fuente_20_de_20_párrafo_20_predeter."><text:span text:style-name="T83">https://www.youtube.com/watch?v=s3JldKoA0zw</text:span></text:span></text:a></text:p>
      <text:p text:style-name="P107"><text:span text:style-name="Fuente_20_de_20_párrafo_20_predeter."><text:span text:style-name="T79"/></text:span></text:p>
      <text:p text:style-name="P107"><text:span text:style-name="Fuente_20_de_20_párrafo_20_predeter."><text:span text:style-name="T83">Dorman, M. (2021). </text:span></text:span><text:span text:style-name="Fuente_20_de_20_párrafo_20_predeter."><text:span text:style-name="T81">Spatial Data Programming with Python</text:span></text:span><text:span text:style-name="Fuente_20_de_20_párrafo_20_predeter."><text:span text:style-name="T83">. </text:span></text:span><text:a xlink:type="simple" xlink:href="https://geobgu.xyz/py/" text:style-name="Internet_20_link" text:visited-style-name="Visited_20_Internet_20_Link"><text:span text:style-name="Fuente_20_de_20_párrafo_20_predeter."><text:span text:style-name="T83">https://geobgu.xyz/py/</text:span></text:span></text:a></text:p>
      <text:p text:style-name="P107"><text:span text:style-name="Fuente_20_de_20_párrafo_20_predeter."><text:span text:style-name="T79"/></text:span></text:p>
      <text:p text:style-name="P107"><text:span text:style-name="Fuente_20_de_20_párrafo_20_predeter."><text:span text:style-name="T83">FOSS4G. (2021). </text:span></text:span><text:span text:style-name="Fuente_20_de_20_párrafo_20_predeter."><text:span text:style-name="T81">FOSS4G2021—Open source for open spatial data science—Anita Graser</text:span></text:span><text:span text:style-name="Fuente_20_de_20_párrafo_20_predeter."><text:span text:style-name="T83">. </text:span></text:span><text:a xlink:type="simple" xlink:href="https://www.youtube.com/watch?v=ZjXb53pOor0" text:style-name="Internet_20_link" text:visited-style-name="Visited_20_Internet_20_Link"><text:span text:style-name="Fuente_20_de_20_párrafo_20_predeter."><text:span text:style-name="T83">https://www.youtube.com/watch?v=ZjXb53pOor0</text:span></text:span></text:a></text:p>
      <text:p text:style-name="P107"><text:span text:style-name="Fuente_20_de_20_párrafo_20_predeter."><text:span text:style-name="T79"/></text:span></text:p>
      <text:p text:style-name="P108"><text:span text:style-name="Fuente_20_de_20_párrafo_20_predeter."><text:span text:style-name="T83">Gandhi, U. (2020</text:span></text:span><text:span text:style-name="Fuente_20_de_20_párrafo_20_predeter."><text:span text:style-name="T84">a</text:span></text:span><text:span text:style-name="Fuente_20_de_20_párrafo_20_predeter."><text:span text:style-name="T83">). </text:span></text:span><text:span text:style-name="Fuente_20_de_20_párrafo_20_predeter."><text:span text:style-name="T81">Python Foundation for Spatial Analysis</text:span></text:span><text:span text:style-name="Fuente_20_de_20_párrafo_20_predeter."><text:span text:style-name="T83">. Spatial Thoughts. </text:span></text:span><text:a xlink:type="simple" xlink:href="https://spatialthoughts.com/courses/python-foundation-for-spatial-analysis/" text:style-name="Internet_20_link" text:visited-style-name="Visited_20_Internet_20_Link"><text:span text:style-name="Fuente_20_de_20_párrafo_20_predeter."><text:span text:style-name="T83">https://spatialthoughts.com/courses/python-foundation-for-spatial-analysis/</text:span></text:span></text:a></text:p>
      <text:p text:style-name="P108"><text:a xlink:type="simple" xlink:href="https://spatialthoughts.com/courses/python-foundation-for-spatial-analysis/" text:style-name="Internet_20_link" text:visited-style-name="Visited_20_Internet_20_Link"><text:span text:style-name="Fuente_20_de_20_párrafo_20_predeter."><text:span text:style-name="T79"/></text:span></text:a></text:p>
      <text:p text:style-name="P108"><text:span text:style-name="Fuente_20_de_20_párrafo_20_predeter."><text:span text:style-name="T83">Gandhi, U. (2020</text:span></text:span><text:span text:style-name="Fuente_20_de_20_párrafo_20_predeter."><text:span text:style-name="T84">b</text:span></text:span><text:span text:style-name="Fuente_20_de_20_párrafo_20_predeter."><text:span text:style-name="T83">). </text:span></text:span><text:span text:style-name="Fuente_20_de_20_párrafo_20_predeter."><text:span text:style-name="T81">Spatial Data Visualization and Analytics</text:span></text:span><text:span text:style-name="Fuente_20_de_20_párrafo_20_predeter."><text:span text:style-name="T83">. Spatial Thoughts. </text:span></text:span><text:a xlink:type="simple" xlink:href="https://spatialthoughts.com/courses/spatial-data-viz/" text:style-name="Internet_20_link" text:visited-style-name="Visited_20_Internet_20_Link"><text:span text:style-name="Fuente_20_de_20_párrafo_20_predeter."><text:span text:style-name="T83">https://spatialthoughts.com/courses/spatial-data-viz/</text:span></text:span></text:a></text:p>
      <text:p text:style-name="P108"><text:span text:style-name="Fuente_20_de_20_párrafo_20_predeter."><text:span text:style-name="T83"/></text:span></text:p>
      <text:p text:style-name="P108"><text:span text:style-name="Fuente_20_de_20_párrafo_20_predeter."><text:span text:style-name="T83">Gandrud, C. (2020). </text:span></text:span><text:span text:style-name="Fuente_20_de_20_párrafo_20_predeter."><text:span text:style-name="T81">Reproducible research with R and RStudio</text:span></text:span><text:span text:style-name="Fuente_20_de_20_párrafo_20_predeter."><text:span text:style-name="T83"> (Third edition). CRC Press.</text:span></text:span></text:p>
      <text:p text:style-name="P108"><text:span text:style-name="Fuente_20_de_20_párrafo_20_predeter."><text:span text:style-name="T79"/></text:span></text:p>
      <text:p text:style-name="P108"><text:span text:style-name="Fuente_20_de_20_párrafo_20_predeter."><text:span text:style-name="T83">Guo, P. (2014). </text:span></text:span><text:span text:style-name="Fuente_20_de_20_párrafo_20_predeter."><text:span text:style-name="T81">Python Is Now the Most Popular Introductory Teaching Language at Top U.S. Universities</text:span></text:span><text:span text:style-name="Fuente_20_de_20_párrafo_20_predeter."><text:span text:style-name="T83">. </text:span></text:span><text:a xlink:type="simple" xlink:href="https://cacm.acm.org/blogs/blog-cacm/176450-python-is-now-the-most-popular-introductory-teaching-language-at-top-us-universities/fulltext" text:style-name="Internet_20_link" text:visited-style-name="Visited_20_Internet_20_Link"><text:span text:style-name="Fuente_20_de_20_párrafo_20_predeter."><text:span text:style-name="T83">https://cacm.acm.org/blogs/blog-cacm/176450-python-is-now-the-most-popular-introductory-teaching-language-at-top-us-universities/fulltext</text:span></text:span></text:a></text:p>
      <text:p text:style-name="P108"><text:span text:style-name="Fuente_20_de_20_párrafo_20_predeter."><text:span text:style-name="T79"/></text:span></text:p>
      <text:p text:style-name="P113"><text:span text:style-name="Fuente_20_de_20_párrafo_20_predeter."><text:span text:style-name="T83">Hwang, J. P. (2021). Building a Big Data Geographical Dashboard with Open-Source Tools. </text:span></text:span><text:span text:style-name="Fuente_20_de_20_párrafo_20_predeter."><text:span text:style-name="T82">Medium</text:span></text:span><text:span text:style-name="Fuente_20_de_20_párrafo_20_predeter."><text:span text:style-name="T83">. </text:span></text:span><text:a xlink:type="simple" xlink:href="https://medium.com/plotly/building-a-big-data-geographical-dashboard-with-open-source-tools-c5108d7d5683" text:style-name="Internet_20_link" text:visited-style-name="Visited_20_Internet_20_Link"><text:span text:style-name="Fuente_20_de_20_párrafo_20_predeter."><text:span text:style-name="T83">https://medium.com/plotly/building-a-big-data-geographical-dashboard-with-open-source-tools-c5108d7d5683</text:span></text:span></text:a></text:p>
      <text:p text:style-name="P108"><text:span text:style-name="Fuente_20_de_20_párrafo_20_predeter."><text:span text:style-name="T79"/></text:span></text:p>
      <text:p text:style-name="P108"><text:span text:style-name="Fuente_20_de_20_párrafo_20_predeter."><text:span text:style-name="T83">Krugman, P. (2013, abril 19). Opinion | The Excel Depression. </text:span></text:span><text:span text:style-name="Fuente_20_de_20_párrafo_20_predeter."><text:span text:style-name="T81">The New York Times</text:span></text:span><text:span text:style-name="Fuente_20_de_20_párrafo_20_predeter."><text:span text:style-name="T83">. </text:span></text:span><text:a xlink:type="simple" xlink:href="https://www.nytimes.com/2013/04/19/opinion/krugman-the-excel-depression.html" text:style-name="Internet_20_link" text:visited-style-name="Visited_20_Internet_20_Link"><text:span text:style-name="Fuente_20_de_20_párrafo_20_predeter."><text:span text:style-name="T83">https://www.nytimes.com/2013/04/19/opinion/krugman-the-excel-depression.html</text:span></text:span></text:a></text:p>
      <text:p text:style-name="P108"><text:span text:style-name="Fuente_20_de_20_párrafo_20_predeter."><text:span text:style-name="T79"/></text:span></text:p>
      <text:p text:style-name="P108"><text:span text:style-name="Fuente_20_de_20_párrafo_20_predeter."><text:span text:style-name="T83">Longley, P. A., Goodchild, M. F., Maguire, D. J., &amp; Rhind, D. W. (2005). </text:span></text:span><text:span text:style-name="Fuente_20_de_20_párrafo_20_predeter."><text:span text:style-name="T81">Geographic Information Systems and Science</text:span></text:span><text:span text:style-name="Fuente_20_de_20_párrafo_20_predeter."><text:span text:style-name="T83"> (2nd edition). Wiley.</text:span></text:span></text:p>
      <text:p text:style-name="P108"><text:span text:style-name="Fuente_20_de_20_párrafo_20_predeter."><text:span text:style-name="T79"/></text:span></text:p>
      <text:p text:style-name="P108"><text:soft-page-break/><text:span text:style-name="Fuente_20_de_20_párrafo_20_predeter."><text:span text:style-name="T83">Olaya, V. (2020). </text:span></text:span><text:span text:style-name="Fuente_20_de_20_párrafo_20_predeter."><text:span text:style-name="T81">Sistemas de Información Geográfica</text:span></text:span><text:span text:style-name="Fuente_20_de_20_párrafo_20_predeter."><text:span text:style-name="T83">. CreateSpace Independent Publishing Platform. </text:span></text:span><text:a xlink:type="simple" xlink:href="https://volaya.github.io/libro-sig/" text:style-name="Internet_20_link" text:visited-style-name="Visited_20_Internet_20_Link"><text:span text:style-name="Fuente_20_de_20_párrafo_20_predeter."><text:span text:style-name="T83">https://volaya.github.io/libro-sig/</text:span></text:span></text:a></text:p>
      <text:p text:style-name="P108"><text:span text:style-name="Fuente_20_de_20_párrafo_20_predeter."><text:span text:style-name="T79"/></text:span></text:p>
      <text:p text:style-name="P108"><text:span text:style-name="Fuente_20_de_20_párrafo_20_predeter."><text:span text:style-name="T83">Peng, R. D. (2011). Reproducible Research in Computational Science. </text:span></text:span><text:span text:style-name="Fuente_20_de_20_párrafo_20_predeter."><text:span text:style-name="T81">Science</text:span></text:span><text:span text:style-name="Fuente_20_de_20_párrafo_20_predeter."><text:span text:style-name="T83">, </text:span></text:span><text:span text:style-name="Fuente_20_de_20_párrafo_20_predeter."><text:span text:style-name="T81">334</text:span></text:span><text:span text:style-name="Fuente_20_de_20_párrafo_20_predeter."><text:span text:style-name="T83">(6060), 1226-1227. </text:span></text:span><text:a xlink:type="simple" xlink:href="https://doi.org/10.1126/science.1213847" text:style-name="Internet_20_link" text:visited-style-name="Visited_20_Internet_20_Link"><text:span text:style-name="Fuente_20_de_20_párrafo_20_predeter."><text:span text:style-name="T83">https://doi.org/10.1126/science.1213847</text:span></text:span></text:a></text:p>
      <text:p text:style-name="P108"><text:span text:style-name="Fuente_20_de_20_párrafo_20_predeter."><text:span text:style-name="T79"/></text:span></text:p>
      <text:p text:style-name="P109">Python Software Foundation. (2021). <text:span text:style-name="T80">Python Language Reference</text:span>. <text:a xlink:type="simple" xlink:href="https://www.python.org/" text:style-name="Internet_20_link" text:visited-style-name="Visited_20_Internet_20_Link">https://www.python.org/</text:a></text:p>
      <text:p text:style-name="P109"><text:span text:style-name="Fuente_20_de_20_párrafo_20_predeter."><text:span text:style-name="T79"/></text:span></text:p>
      <text:p text:style-name="P107"><text:span text:style-name="Fuente_20_de_20_párrafo_20_predeter."><text:span text:style-name="T83">Robinson, D. (2017). </text:span></text:span><text:span text:style-name="Fuente_20_de_20_párrafo_20_predeter."><text:span text:style-name="T81">The Incredible Growth of Python</text:span></text:span><text:span text:style-name="Fuente_20_de_20_párrafo_20_predeter."><text:span text:style-name="T83">. Stack Overflow Blog. </text:span></text:span><text:a xlink:type="simple" xlink:href="https://stackoverflow.blog/2017/09/06/incredible-growth-python/" text:style-name="Internet_20_link" text:visited-style-name="Visited_20_Internet_20_Link"><text:span text:style-name="Fuente_20_de_20_párrafo_20_predeter."><text:span text:style-name="T83">https://stackoverflow.blog/2017/09/06/incredible-growth-python/</text:span></text:span></text:a></text:p>
      <text:p text:style-name="P107"><text:span text:style-name="Fuente_20_de_20_párrafo_20_predeter."><text:span text:style-name="T79"/></text:span></text:p>
      <text:p text:style-name="P107"><text:span text:style-name="Fuente_20_de_20_párrafo_20_predeter."><text:span text:style-name="T83">Schmitt, M. (2020). </text:span></text:span><text:span text:style-name="Fuente_20_de_20_párrafo_20_predeter."><text:span text:style-name="T81">Data dashboarding tools | Streamlit v.s. Dash v.s. Shiny vs. Voila vs. Flask vs. Jupyter</text:span></text:span><text:span text:style-name="Fuente_20_de_20_párrafo_20_predeter."><text:span text:style-name="T83">. </text:span></text:span><text:a xlink:type="simple" xlink:href="https://www.datarevenue.com/en-blog/data-dashboarding-streamlit-vs-dash-vs-shiny-vs-voila" text:style-name="Internet_20_link" text:visited-style-name="Visited_20_Internet_20_Link"><text:span text:style-name="Fuente_20_de_20_párrafo_20_predeter."><text:span text:style-name="T83">https://www.datarevenue.com/en-blog/data-dashboarding-streamlit-vs-dash-vs-shiny-vs-voila</text:span></text:span></text:a></text:p>
      <text:p text:style-name="P107"><text:span text:style-name="Fuente_20_de_20_párrafo_20_predeter."><text:span text:style-name="T79"/></text:span></text:p>
      <text:p text:style-name="P110">Severance, C. (s.f.). <text:span text:style-name="T80">PY4E - Python for Everybody</text:span>. Recuperado 1 de enero de 2022, de <text:a xlink:type="simple" xlink:href="https://www.py4e.com/" text:style-name="Internet_20_link" text:visited-style-name="Visited_20_Internet_20_Link">https://www.py4e.com/</text:a></text:p>
      <text:p text:style-name="P110"><text:span text:style-name="Fuente_20_de_20_párrafo_20_predeter."><text:span text:style-name="T79"/></text:span></text:p>
      <text:p text:style-name="P107"><text:span text:style-name="Fuente_20_de_20_párrafo_20_predeter."><text:span text:style-name="T83">Singleton, A., &amp; Arribas‐Bel, D. (2019). Geographic Data Science. </text:span></text:span><text:span text:style-name="Fuente_20_de_20_párrafo_20_predeter."><text:span text:style-name="T81">Geographical Analysis</text:span></text:span><text:span text:style-name="Fuente_20_de_20_párrafo_20_predeter."><text:span text:style-name="T83">, gean.12194. </text:span></text:span><text:a xlink:type="simple" xlink:href="https://doi.org/10.1111/gean.12194" text:style-name="Internet_20_link" text:visited-style-name="Visited_20_Internet_20_Link"><text:span text:style-name="Fuente_20_de_20_párrafo_20_predeter."><text:span text:style-name="T83">https://doi.org/10.1111/gean.12194</text:span></text:span></text:a></text:p>
      <text:p text:style-name="P107"><text:span text:style-name="Fuente_20_de_20_párrafo_20_predeter."><text:span text:style-name="T79"/></text:span></text:p>
      <text:p text:style-name="P107"><text:span text:style-name="Fuente_20_de_20_párrafo_20_predeter."><text:span text:style-name="T83">Singleton, A. D., Spielman, S., &amp; Brunsdon, C. (2016). Establishing a framework for Open Geographic Information science. </text:span></text:span><text:span text:style-name="Fuente_20_de_20_párrafo_20_predeter."><text:span text:style-name="T81">International Journal of Geographical Information Science</text:span></text:span><text:span text:style-name="Fuente_20_de_20_párrafo_20_predeter."><text:span text:style-name="T83">, </text:span></text:span><text:span text:style-name="Fuente_20_de_20_párrafo_20_predeter."><text:span text:style-name="T81">30</text:span></text:span><text:span text:style-name="Fuente_20_de_20_párrafo_20_predeter."><text:span text:style-name="T83">(8), 1507-1521. </text:span></text:span><text:a xlink:type="simple" xlink:href="https://doi.org/10.1080/13658816.2015.1137579" text:style-name="Internet_20_link" text:visited-style-name="Visited_20_Internet_20_Link"><text:span text:style-name="Fuente_20_de_20_párrafo_20_predeter."><text:span text:style-name="T83">https://doi.org/10.1080/13658816.2015.1137579</text:span></text:span></text:a></text:p>
      <text:p text:style-name="P107"><text:span text:style-name="Fuente_20_de_20_párrafo_20_predeter."><text:span text:style-name="T79"/></text:span></text:p>
      <text:p text:style-name="P107"><text:span text:style-name="Fuente_20_de_20_párrafo_20_predeter."><text:span text:style-name="T83">Streamlit Inc. (s.f.). </text:span></text:span><text:span text:style-name="Fuente_20_de_20_párrafo_20_predeter."><text:span text:style-name="T81">streamlit: The fastest way to build data apps in Python</text:span></text:span><text:span text:style-name="Fuente_20_de_20_párrafo_20_predeter."><text:span text:style-name="T83">. Recuperado 1 de enero de 2022, de </text:span></text:span><text:a xlink:type="simple" xlink:href="https://streamlit.io/" text:style-name="Internet_20_link" text:visited-style-name="Visited_20_Internet_20_Link"><text:span text:style-name="Fuente_20_de_20_párrafo_20_predeter."><text:span text:style-name="T83">https://streamlit.io</text:span></text:span></text:a></text:p>
      <text:p text:style-name="P107"><text:span text:style-name="Fuente_20_de_20_párrafo_20_predeter."><text:span text:style-name="T79"/></text:span></text:p>
      <text:p text:style-name="P107"><text:span text:style-name="Fuente_20_de_20_párrafo_20_predeter."><text:span text:style-name="T83">Tenkanen, H., Heikinheimo, V., &amp; Aagesen, H. W. (2021). </text:span></text:span><text:span text:style-name="Fuente_20_de_20_párrafo_20_predeter."><text:span text:style-name="T81">Automating GIS-processes</text:span></text:span><text:span text:style-name="Fuente_20_de_20_párrafo_20_predeter."><text:span text:style-name="T83">. </text:span></text:span><text:a xlink:type="simple" xlink:href="https://autogis-site.readthedocs.io/en/latest/" text:style-name="Internet_20_link" text:visited-style-name="Visited_20_Internet_20_Link"><text:span text:style-name="Fuente_20_de_20_párrafo_20_predeter."><text:span text:style-name="T83">https://autogis-site.readthedocs.io/en/latest/</text:span></text:span></text:a></text:p>
      <text:p text:style-name="P107"><text:span text:style-name="Fuente_20_de_20_párrafo_20_predeter."><text:span text:style-name="T79"/></text:span></text:p>
      <text:p text:style-name="P107"><text:span text:style-name="Fuente_20_de_20_párrafo_20_predeter."><text:span text:style-name="T83">Whipp, D., Tenkanen, H., Heikinheimo, V., &amp; Aagesen, H. W. (2021). </text:span></text:span><text:span text:style-name="Fuente_20_de_20_párrafo_20_predeter."><text:span text:style-name="T81">Geo-Python</text:span></text:span><text:span text:style-name="Fuente_20_de_20_párrafo_20_predeter."><text:span text:style-name="T83">. </text:span></text:span><text:a xlink:type="simple" xlink:href="https://geo-python-site.readthedocs.io/en/latest/" text:style-name="Internet_20_link" text:visited-style-name="Visited_20_Internet_20_Link"><text:span text:style-name="Fuente_20_de_20_párrafo_20_predeter."><text:span text:style-name="T83">https://geo-python-site.readthedocs.io/en/latest/</text:span></text:span></text:a></text:p>
      <text:p text:style-name="P107"><text:span text:style-name="Fuente_20_de_20_párrafo_20_predeter."><text:span text:style-name="T79"/></text:span></text:p>
      <text:p text:style-name="P107">Wu, Q. (2021). A streamlit app for creating timelapse of annual Landsat imagery (1984–2021). <text:span text:style-name="T80">Medium</text:span>. <text:a xlink:type="simple" xlink:href="https://giswqs.medium.com/a-streamlit-app-for-creating-timelapse-of-annual-landsat-imagery-1984-2021-3db407a8ac32" text:style-name="Internet_20_link" text:visited-style-name="Visited_20_Internet_20_Link">https://giswqs.medium.com/a-streamlit-app-for-creating-timelapse-of-annual-landsat-imagery-1984-2021-3db407a8ac32</text:a></text:p>
      <text:p text:style-name="P107"/>
      <text:p text:style-name="P107">Wu, Q. (s.f.). <text:span text:style-name="T80">Geographic Software Design</text:span>. Recuperado 2 de enero de 2022, de <text:a xlink:type="simple" xlink:href="https://www.youtube.com/playlist?list=PLAxJ4-o7ZoPeUqGpMhvJoVk5G-TrvMAd-" text:style-name="Internet_20_link" text:visited-style-name="Visited_20_Internet_20_Link">https://www.youtube.com/playlist?list=PLAxJ4-o7ZoPeUqGpMhvJoVk5G-TrvMAd-</text:a></text:p>
      <text:p text:style-name="P115"><text:span text:style-name="Fuente_20_de_20_párrafo_20_predeter."><text:span text:style-name="T7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Calibri2" svg:font-family="Calibri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color="#00000a" style:font-name="Times New Roman" fo:font-family="'Times New Roman'" style:font-family-generic="roman" style:font-pitch="variable" fo:language="es" fo:country="CR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a1" style:family="table">
      <style:table-properties style:width="7.2806in" fo:margin-left="-0.0819in" table:align="left"/>
    </style:style>
    <style:style style:name="Tabla1.A" style:family="table-column">
      <style:table-column-properties style:column-width="2.6576in"/>
    </style:style>
    <style:style style:name="Tabla1.B" style:family="table-column">
      <style:table-column-properties style:column-width="2.0701in"/>
    </style:style>
    <style:style style:name="Tabla1.C" style:family="table-column">
      <style:table-column-properties style:column-width="2.5528in"/>
    </style:style>
    <style:style style:name="Tabla1.A1" style:family="table-cell">
      <style:table-cell-properties style:vertical-align="middle" fo:background-color="#ffffff" fo:padding-left="0.0819in" fo:padding-right="0.075in" fo:padding-top="0.0382in" fo:padding-bottom="0.0382in" fo:border-left="none" fo:border-right="none" fo:border-top="none" fo:border-bottom="0.25pt solid #000000" style:writing-mode="lr-tb">
        <style:background-image/>
      </style:table-cell-properties>
    </style:style>
    <style:style style:name="MP1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MP2" style:family="paragraph">
      <loext:graphic-properties draw:fill="none"/>
    </style:style>
    <style:style style:name="MP3" style:family="paragraph" style:parent-style-name="Footer">
      <style:paragraph-properties fo:margin-left="0in" fo:margin-right="0.25in" fo:text-indent="0in" style:auto-text-indent="false"/>
    </style:style>
    <style:style style:name="MP4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5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6" style:family="paragraph" style:parent-style-name="Encabezado">
      <style:paragraph-properties fo:text-align="end" style:justify-single-word="false"/>
    </style:style>
    <style:style style:name="MT1" style:family="text"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MT2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MT3" style:family="text">
      <style:text-properties fo:font-size="11pt" style:font-size-asian="11pt"/>
    </style:style>
    <style:style style:name="MT4" style:family="text">
      <style:text-properties fo:font-variant="small-caps" style:font-name="Calibri1" fo:font-size="40pt" style:text-underline-style="solid" style:text-underline-width="auto" style:text-underline-color="#0070c0" style:text-underline-mode="continuous" style:text-overline-mode="continuous" style:text-line-through-mode="continuous" style:font-size-asian="40pt" style:font-name-complex="Calibri1" style:font-size-complex="4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38in" svg:stroke-color="#000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693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1.0646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eLine94811435575872">
            <table:table-cell table:style-name="Tabla1.A1" office:value-type="string">
              <text:p text:style-name="MP4"><draw:frame draw:style-name="Mfr1" draw:name="Imagen1" text:anchor-type="as-char" svg:y="0in" svg:width="1.9898in" style:rel-width="scale" svg:height="0.8016in" style:rel-height="scale" draw:z-index="8"><draw:image xlink:href="Pictures/1000020100000435000002014AA292AE2CC1FE7E.png" xlink:type="simple" xlink:show="embed" xlink:actuate="onLoad" loext:mime-type="image/png"/><svg:desc>firma_horizontal_cmyk.png</svg:desc></draw:frame></text:p>
            </table:table-cell>
            <table:table-cell table:style-name="Tabla1.A1" office:value-type="string">
              <text:p text:style-name="MP5"><text:span text:style-name="Fuente_20_de_20_párrafo_20_predeter."><text:span text:style-name="MT3">Página </text:span></text:span><text:span text:style-name="Fuente_20_de_20_párrafo_20_predeter."><text:span text:style-name="MT3"><text:page-number text:select-page="current">9</text:page-number></text:span></text:span><text:span text:style-name="Fuente_20_de_20_párrafo_20_predeter."><text:span text:style-name="MT3"><text:s/>de </text:span></text:span><text:span text:style-name="Fuente_20_de_20_párrafo_20_predeter."><text:span text:style-name="MT3"><text:page-count>9</text:page-count></text:span></text:span></text:p>
              <text:p text:style-name="MP4"/>
            </table:table-cell>
            <table:table-cell table:style-name="Tabla1.A1" office:value-type="string">
              <text:p text:style-name="MP6"><text:span text:style-name="Fuente_20_de_20_párrafo_20_predeter."><text:span text:style-name="MT4"/></text:span></text:p>
            </table:table-cell>
          </table:table-row>
        </table:table>
        <text:p text:style-name="Standard"/>
      </style:header>
      <style:footer>
        <text:p text:style-name="MP1"><draw:connector text:anchor-type="paragraph" draw:z-index="17" draw:name="Forma1" draw:style-name="Mgr1" draw:text-style-name="MP2" draw:type="line" svg:x1="-0.0933in" svg:y1="0.0543in" svg:x2="6.4437in" svg:y2="0.0543in" svg:d="M-238 138h16605" svg:viewBox="0 0 16607 2"><text:p/></draw:connector><text:span text:style-name="Fuente_20_de_20_párrafo_20_predeter."><text:span text:style-name="MT1"/></text:span></text:p>
        <text:p text:style-name="MP3"><text:span text:style-name="Fuente_20_de_20_párrafo_20_predeter."><text:span text:style-name="MT2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8-07-18T11:24:00Z</meta:creation-date>
    <dc:date>2023-08-22T14:35:12.543616192</dc:date>
    <meta:editing-cycles>155</meta:editing-cycles>
    <meta:editing-duration>P1DT11H19M8S</meta:editing-duration>
    <meta:document-statistic meta:table-count="4" meta:image-count="1" meta:object-count="0" meta:page-count="9" meta:paragraph-count="226" meta:word-count="1759" meta:character-count="13095" meta:non-whitespace-character-count="11614"/>
    <meta:template xlink:type="simple" xlink:actuate="onRequest" xlink:title="" xlink:href="Normal"/>
  </office:meta>
</office:document-meta>
</file>